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officeooo:rsid="01330fbd" officeooo:paragraph-rsid="00019a7f"/>
    </style:style>
    <style:style style:name="P2" style:family="paragraph" style:parent-style-name="Standard">
      <style:text-properties officeooo:paragraph-rsid="00019a7f"/>
    </style:style>
    <style:style style:name="P3" style:family="paragraph" style:parent-style-name="Standard">
      <style:text-properties style:use-window-font-color="true" style:font-name="Times New Roman1" fo:language="en" fo:country="GB" fo:font-weight="normal" officeooo:paragraph-rsid="00019a7f" style:font-weight-asian="normal" style:font-name-complex="Times New Roman1" style:font-weight-complex="normal"/>
    </style:style>
    <style:style style:name="P4" style:family="paragraph" style:parent-style-name="Standard">
      <style:text-properties style:use-window-font-color="true" style:font-name="Times New Roman1" fo:language="en" fo:country="GB" fo:font-weight="normal" officeooo:rsid="0137ef32" officeooo:paragraph-rsid="00019a7f" style:font-weight-asian="normal" style:font-name-complex="Times New Roman1" style:font-weight-complex="normal"/>
    </style:style>
    <style:style style:name="P5" style:family="paragraph" style:parent-style-name="Standard">
      <style:text-properties style:use-window-font-color="true" style:font-name="Times New Roman1" fo:language="en" fo:country="GB" fo:font-weight="normal" officeooo:rsid="00028053" officeooo:paragraph-rsid="00028053" style:font-weight-asian="normal" style:font-name-complex="Times New Roman1" style:font-weight-complex="normal"/>
    </style:style>
    <style:style style:name="P6" style:family="paragraph" style:parent-style-name="Standard">
      <style:text-properties style:use-window-font-color="true" style:font-name="Times New Roman1" fo:language="en" fo:country="GB" fo:font-weight="normal" officeooo:rsid="00036d9b" officeooo:paragraph-rsid="00036d9b" style:font-weight-asian="normal" style:font-name-complex="Times New Roman1" style:font-weight-complex="normal"/>
    </style:style>
    <style:style style:name="P7" style:family="paragraph" style:parent-style-name="Standard">
      <style:text-properties style:use-window-font-color="true" style:font-name="Times New Roman1" fo:language="en" fo:country="GB" fo:font-weight="normal" officeooo:rsid="00036d9b" officeooo:paragraph-rsid="0008190b" style:font-weight-asian="normal" style:font-name-complex="Times New Roman1" style:font-weight-complex="normal"/>
    </style:style>
    <style:style style:name="P8" style:family="paragraph" style:parent-style-name="Standard">
      <style:text-properties style:use-window-font-color="true" style:font-name="Times New Roman1" fo:language="en" fo:country="GB" fo:font-weight="normal" officeooo:rsid="023104be" officeooo:paragraph-rsid="000f5876" style:font-weight-asian="normal" style:font-name-complex="Times New Roman1" style:font-weight-complex="normal"/>
    </style:style>
    <style:style style:name="P9" style:family="paragraph" style:parent-style-name="Standard">
      <style:text-properties style:use-window-font-color="true" style:font-name="Times New Roman1" fo:language="en" fo:country="GB" style:text-underline-style="solid" style:text-underline-width="auto" style:text-underline-color="font-color" fo:font-weight="bold" officeooo:rsid="00028053" officeooo:paragraph-rsid="00028053" style:font-weight-asian="bold" style:font-name-complex="Times New Roman1" style:font-weight-complex="bold"/>
    </style:style>
    <style:style style:name="P10" style:family="paragraph" style:parent-style-name="Standard">
      <style:text-properties style:use-window-font-color="true" style:font-name="Times New Roman1" fo:language="en" fo:country="GB" style:text-underline-style="solid" style:text-underline-width="auto" style:text-underline-color="font-color" fo:font-weight="bold" officeooo:rsid="00036d9b" officeooo:paragraph-rsid="00036d9b" style:font-weight-asian="bold" style:font-name-complex="Times New Roman1" style:font-weight-complex="bold"/>
    </style:style>
    <style:style style:name="P11" style:family="paragraph" style:parent-style-name="Standard">
      <style:text-properties style:use-window-font-color="true" style:font-name="Times New Roman1" fo:font-size="12pt" fo:language="en" fo:country="GB" fo:font-weight="normal" officeooo:rsid="01b04ab7" officeooo:paragraph-rsid="0008190b" fo:background-color="transparent" style:font-size-asian="12pt" style:font-weight-asian="normal" style:font-name-complex="Times New Roman1" style:font-size-complex="12pt" style:font-weight-complex="normal"/>
    </style:style>
    <style:style style:name="P12" style:family="paragraph" style:parent-style-name="Standard">
      <style:paragraph-properties fo:line-height="100%"/>
      <style:text-properties style:font-name="Times New Roman1" fo:font-size="12pt" fo:font-weight="bold" officeooo:rsid="0122b112" officeooo:paragraph-rsid="000e729b" fo:background-color="transparent" style:font-size-asian="12pt" style:font-weight-asian="bold" style:font-name-complex="Times New Roman1" style:font-size-complex="12pt" style:font-weight-complex="bold"/>
    </style:style>
    <style:style style:name="P13"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1" fo:font-size="12pt" fo:language="en" fo:country="GB" fo:font-style="normal" fo:font-weight="normal" officeooo:rsid="010fe43d" officeooo:paragraph-rsid="00036d9b" fo:background-color="transparent" style:font-size-asian="12pt" style:font-style-asian="normal" style:font-weight-asian="normal" style:font-name-complex="Times New Roman1" style:font-size-complex="12pt" style:font-style-complex="normal" style:font-weight-complex="normal"/>
    </style:style>
    <style:style style:name="P14"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1" fo:font-size="12pt" fo:language="en" fo:country="GB" fo:font-style="normal" fo:font-weight="normal" officeooo:rsid="01038f15" officeooo:paragraph-rsid="00039f9b" fo:background-color="transparent" style:font-size-asian="12pt" style:font-style-asian="normal" style:font-weight-asian="normal" style:font-name-complex="Times New Roman1" style:font-size-complex="12pt" style:font-style-complex="normal" style:font-weight-complex="normal"/>
    </style:style>
    <style:style style:name="P15"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1" fo:font-size="12pt" fo:language="en" fo:country="GB" fo:font-style="normal" fo:font-weight="normal" officeooo:rsid="01038f15" officeooo:paragraph-rsid="0005a688" fo:background-color="transparent" style:font-size-asian="12pt" style:font-style-asian="normal" style:font-weight-asian="normal" style:font-name-complex="Times New Roman1" style:font-size-complex="12pt" style:font-style-complex="normal" style:font-weight-complex="normal"/>
    </style:style>
    <style:style style:name="P16"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1" fo:font-size="12pt" fo:language="en" fo:country="GB" fo:font-style="normal" fo:font-weight="normal" officeooo:rsid="01038f15" officeooo:paragraph-rsid="00078f7e" fo:background-color="transparent" style:font-size-asian="12pt" style:font-style-asian="normal" style:font-weight-asian="normal" style:font-name-complex="Times New Roman1" style:font-size-complex="12pt" style:font-style-complex="normal" style:font-weight-complex="normal"/>
    </style:style>
    <style:style style:name="P17"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1" fo:font-size="12pt" fo:language="en" fo:country="GB" fo:font-style="normal" fo:font-weight="normal" officeooo:rsid="01038f15" officeooo:paragraph-rsid="0008190b" fo:background-color="transparent" style:font-size-asian="12pt" style:font-style-asian="normal" style:font-weight-asian="normal" style:font-name-complex="Times New Roman1" style:font-size-complex="12pt" style:font-style-complex="normal" style:font-weight-complex="normal"/>
    </style:style>
    <style:style style:name="P18"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1" fo:font-size="12pt" fo:language="en" fo:country="GB" fo:font-style="normal" fo:font-weight="normal" officeooo:rsid="01038f15" officeooo:paragraph-rsid="00090bd7" fo:background-color="transparent" style:font-size-asian="12pt" style:font-style-asian="normal" style:font-weight-asian="normal" style:font-name-complex="Times New Roman1" style:font-size-complex="12pt" style:font-style-complex="normal" style:font-weight-complex="normal"/>
    </style:style>
    <style:style style:name="P19"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1" fo:font-size="12pt" fo:language="en" fo:country="GB" fo:font-style="normal" fo:font-weight="normal" officeooo:rsid="01038f15" officeooo:paragraph-rsid="0009b106" fo:background-color="transparent" style:font-size-asian="12pt" style:font-style-asian="normal" style:font-weight-asian="normal" style:font-name-complex="Times New Roman1" style:font-size-complex="12pt" style:font-style-complex="normal" style:font-weight-complex="normal"/>
    </style:style>
    <style:style style:name="P20"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1" fo:font-size="12pt" fo:language="en" fo:country="GB" fo:font-style="normal" fo:font-weight="normal" officeooo:rsid="016024f1" officeooo:paragraph-rsid="000a8cef" fo:background-color="transparent" style:font-size-asian="12pt" style:font-style-asian="normal" style:font-weight-asian="normal" style:font-name-complex="Times New Roman1" style:font-size-complex="12pt" style:font-style-complex="normal" style:font-weight-complex="normal"/>
    </style:style>
    <style:style style:name="P21"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1" fo:font-size="12pt" fo:language="en" fo:country="GB" fo:font-style="normal" fo:font-weight="normal" officeooo:rsid="016024f1" officeooo:paragraph-rsid="000a8d35" fo:background-color="transparent" style:font-size-asian="12pt" style:font-style-asian="normal" style:font-weight-asian="normal" style:font-name-complex="Times New Roman1" style:font-size-complex="12pt" style:font-style-complex="normal" style:font-weight-complex="normal"/>
    </style:style>
    <style:style style:name="P22"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1" fo:font-size="12pt" fo:language="en" fo:country="GB" fo:font-style="normal" fo:font-weight="normal" officeooo:rsid="016024f1" officeooo:paragraph-rsid="000be855" fo:background-color="transparent" style:font-size-asian="12pt" style:font-style-asian="normal" style:font-weight-asian="normal" style:font-name-complex="Times New Roman1" style:font-size-complex="12pt" style:font-style-complex="normal" style:font-weight-complex="normal"/>
    </style:style>
    <style:style style:name="P23"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1" fo:font-size="12pt" fo:language="en" fo:country="GB" fo:font-style="normal" fo:font-weight="normal" officeooo:rsid="016024f1" officeooo:paragraph-rsid="000e729b" fo:background-color="transparent" style:font-size-asian="12pt" style:font-style-asian="normal" style:font-weight-asian="normal" style:font-name-complex="Times New Roman1" style:font-size-complex="12pt" style:font-style-complex="normal" style:font-weight-complex="normal"/>
    </style:style>
    <style:style style:name="P24"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1" fo:font-size="12pt" fo:language="en" fo:country="GB" fo:font-style="normal" fo:font-weight="normal" officeooo:rsid="0231633a" officeooo:paragraph-rsid="000f5876" fo:background-color="transparent" style:font-size-asian="12pt" style:font-style-asian="normal" style:font-weight-asian="normal" style:font-name-complex="Times New Roman1" style:font-size-complex="12pt" style:font-style-complex="normal" style:font-weight-complex="normal"/>
    </style:style>
    <style:style style:name="P25"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1" fo:font-size="12pt" fo:language="en" fo:country="GB" fo:font-style="normal" fo:font-weight="normal" officeooo:rsid="0231633a" officeooo:paragraph-rsid="000fdd48" fo:background-color="transparent" style:font-size-asian="12pt" style:font-style-asian="normal" style:font-weight-asian="normal" style:font-name-complex="Times New Roman1" style:font-size-complex="12pt" style:font-style-complex="normal" style:font-weight-complex="normal"/>
    </style:style>
    <style:style style:name="P26"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1" fo:font-size="12pt" fo:language="en" fo:country="GB" fo:font-style="normal" fo:font-weight="normal" officeooo:rsid="0231633a" officeooo:paragraph-rsid="0011dafb" fo:background-color="transparent" style:font-size-asian="12pt" style:font-style-asian="normal" style:font-weight-asian="normal" style:font-name-complex="Times New Roman1" style:font-size-complex="12pt" style:font-style-complex="normal" style:font-weight-complex="normal"/>
    </style:style>
    <style:style style:name="P27"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1" fo:font-size="12pt" fo:language="en" fo:country="GB" fo:font-style="normal" style:text-underline-style="solid" style:text-underline-width="auto" style:text-underline-color="font-color" fo:font-weight="normal" officeooo:rsid="00036d9b" officeooo:paragraph-rsid="00036d9b" fo:background-color="transparent" style:font-size-asian="12pt" style:font-style-asian="normal" style:font-weight-asian="normal" style:font-name-complex="Times New Roman1" style:font-size-complex="12pt" style:font-style-complex="normal" style:font-weight-complex="normal"/>
    </style:style>
    <style:style style:name="P28"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rsid="015b8280" officeooo:paragraph-rsid="00039f9b" fo:background-color="transparent" style:font-size-asian="12pt" style:font-name-complex="Times New Roman1" style:font-size-complex="12pt"/>
    </style:style>
    <style:style style:name="P29"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rsid="010fe43d" officeooo:paragraph-rsid="000be855" fo:background-color="transparent" style:font-size-asian="12pt" style:font-name-complex="Times New Roman1" style:font-size-complex="12pt"/>
    </style:style>
    <style:style style:name="P30" style:family="paragraph" style:parent-style-name="Standard">
      <style:paragraph-properties fo:margin-left="0in" fo:margin-right="0in" fo:margin-top="0in" fo:margin-bottom="0.0201in" loext:contextual-spacing="false" fo:line-height="100%" fo:text-indent="0in" style:auto-text-indent="false" fo:break-before="page"/>
      <style:text-properties style:use-window-font-color="true" style:font-name="Times New Roman1" fo:font-size="12pt" fo:language="en" fo:country="GB" fo:font-style="normal" fo:font-weight="normal" officeooo:rsid="01038f15" officeooo:paragraph-rsid="00090bd7" fo:background-color="transparent" style:font-size-asian="12pt" style:font-style-asian="normal" style:font-weight-asian="normal" style:font-name-complex="Times New Roman1" style:font-size-complex="12pt" style:font-style-complex="normal" style:font-weight-complex="normal"/>
    </style:style>
    <style:style style:name="P31"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1" fo:font-size="12pt" fo:language="en" fo:country="GB" fo:font-style="normal" fo:font-weight="normal" officeooo:rsid="01f759d1" officeooo:paragraph-rsid="00128408" fo:background-color="transparent" style:font-size-asian="12pt" style:font-style-asian="normal" style:font-weight-asian="normal" style:font-name-complex="Times New Roman1" style:font-size-complex="12pt" style:font-style-complex="normal" style:font-weight-complex="normal"/>
    </style:style>
    <style:style style:name="P32"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1" fo:font-size="12pt" fo:language="en" fo:country="GB" fo:font-style="normal" fo:font-weight="normal" officeooo:rsid="0231633a" officeooo:paragraph-rsid="000fdd48" fo:background-color="transparent" style:font-size-asian="12pt" style:font-style-asian="normal" style:font-weight-asian="normal" style:font-name-complex="Times New Roman1" style:font-size-complex="12pt" style:font-style-complex="normal" style:font-weight-complex="normal"/>
    </style:style>
    <style:style style:name="P33"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1" fo:font-size="12pt" fo:language="en" fo:country="GB" fo:font-style="normal" fo:font-weight="normal" officeooo:rsid="0231633a" officeooo:paragraph-rsid="0013c95b" fo:background-color="transparent" style:font-size-asian="12pt" style:font-style-asian="normal" style:font-weight-asian="normal" style:font-name-complex="Times New Roman1" style:font-size-complex="12pt" style:font-style-complex="normal" style:font-weight-complex="normal"/>
    </style:style>
    <style:style style:name="T1" style:family="text">
      <style:text-properties style:use-window-font-color="true" style:font-name="Times New Roman1" fo:language="en" fo:country="GB" fo:font-weight="normal" style:font-weight-asian="normal" style:font-name-complex="Times New Roman1" style:font-weight-complex="normal"/>
    </style:style>
    <style:style style:name="T2" style:family="text">
      <style:text-properties style:use-window-font-color="true" style:font-name="Times New Roman1" fo:language="en" fo:country="GB" fo:font-weight="normal" officeooo:rsid="01301b73" style:font-weight-asian="normal" style:font-name-complex="Times New Roman1" style:font-weight-complex="normal"/>
    </style:style>
    <style:style style:name="T3" style:family="text">
      <style:text-properties style:use-window-font-color="true" style:font-name="Times New Roman1" fo:language="en" fo:country="GB" fo:font-weight="normal" officeooo:rsid="013196c6" style:font-weight-asian="normal" style:font-name-complex="Times New Roman1" style:font-weight-complex="normal"/>
    </style:style>
    <style:style style:name="T4" style:family="text">
      <style:text-properties style:use-window-font-color="true" style:font-name="Times New Roman1" fo:language="en" fo:country="GB" fo:font-weight="normal" officeooo:rsid="01330fbd" style:font-weight-asian="normal" style:font-name-complex="Times New Roman1" style:font-weight-complex="normal"/>
    </style:style>
    <style:style style:name="T5" style:family="text">
      <style:text-properties style:use-window-font-color="true" style:font-name="Times New Roman1" fo:language="en" fo:country="GB" fo:font-weight="normal" officeooo:rsid="0133a8be" style:font-weight-asian="normal" style:font-name-complex="Times New Roman1" style:font-weight-complex="normal"/>
    </style:style>
    <style:style style:name="T6" style:family="text">
      <style:text-properties style:use-window-font-color="true" style:font-name="Times New Roman1" fo:language="en" fo:country="GB" fo:font-style="italic" fo:font-weight="normal" style:font-weight-asian="normal" style:font-name-complex="Times New Roman1" style:font-weight-complex="normal"/>
    </style:style>
    <style:style style:name="T7" style:family="text">
      <style:text-properties style:use-window-font-color="true" style:font-name="Times New Roman1" fo:language="en" fo:country="GB" fo:font-style="italic" fo:font-weight="normal" officeooo:rsid="0133a8be" style:font-weight-asian="normal" style:font-name-complex="Times New Roman1" style:font-weight-complex="normal"/>
    </style:style>
    <style:style style:name="T8" style:family="text">
      <style:text-properties style:use-window-font-color="true" style:font-name="Times New Roman1" fo:language="en" fo:country="GB" fo:font-weight="bold" officeooo:rsid="013196c6" style:font-weight-asian="bold" style:font-name-complex="Times New Roman1" style:font-weight-complex="bold"/>
    </style:style>
    <style:style style:name="T9" style:family="text">
      <style:text-properties officeooo:rsid="013e7b63"/>
    </style:style>
    <style:style style:name="T10" style:family="text">
      <style:text-properties officeooo:rsid="010c052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officeooo:rsid="00039f9b" style:font-weight-asian="bold" style:font-weight-complex="bold"/>
    </style:style>
    <style:style style:name="T13" style:family="text">
      <style:text-properties style:text-underline-style="solid" style:text-underline-width="auto" style:text-underline-color="font-color" fo:font-weight="bold" officeooo:rsid="01097081" style:font-weight-asian="bold" style:font-weight-complex="bold"/>
    </style:style>
    <style:style style:name="T14" style:family="text">
      <style:text-properties officeooo:rsid="015b8280"/>
    </style:style>
    <style:style style:name="T15" style:family="text">
      <style:text-properties officeooo:rsid="00039f9b"/>
    </style:style>
    <style:style style:name="T16" style:family="text">
      <style:text-properties officeooo:rsid="013dde97"/>
    </style:style>
    <style:style style:name="T17" style:family="text">
      <style:text-properties officeooo:rsid="011fb7b1" fo:background-color="#ffffff" loext:char-shading-value="0"/>
    </style:style>
    <style:style style:name="T18" style:family="text">
      <style:text-properties officeooo:rsid="013ad577" fo:background-color="#ffffff" loext:char-shading-value="0"/>
    </style:style>
    <style:style style:name="T19" style:family="text">
      <style:text-properties officeooo:rsid="01097081" fo:background-color="#ffffff" loext:char-shading-value="0"/>
    </style:style>
    <style:style style:name="T20" style:family="text">
      <style:text-properties fo:font-variant="normal" fo:text-transform="none" style:text-position="0% 100%" style:text-underline-style="none"/>
    </style:style>
    <style:style style:name="T21" style:family="text">
      <style:text-properties fo:font-variant="normal" fo:text-transform="none" style:text-position="0% 100%" style:text-underline-style="none" officeooo:rsid="013ad577" fo:background-color="#ffffff" loext:char-shading-value="0"/>
    </style:style>
    <style:style style:name="T22" style:family="text">
      <style:text-properties fo:font-variant="normal" fo:text-transform="none" style:text-position="0% 100%" style:text-underline-style="none" officeooo:rsid="018a2bb1" fo:background-color="#ffffff" loext:char-shading-value="0"/>
    </style:style>
    <style:style style:name="T23" style:family="text">
      <style:text-properties fo:font-variant="normal" fo:text-transform="none" style:text-position="0% 100%" style:text-underline-style="none" officeooo:rsid="013e7b63"/>
    </style:style>
    <style:style style:name="T24" style:family="text">
      <style:text-properties fo:font-variant="normal" fo:text-transform="none" style:text-position="0% 100%" style:text-underline-style="none" officeooo:rsid="017f75ff"/>
    </style:style>
    <style:style style:name="T25" style:family="text">
      <style:text-properties fo:font-variant="normal" fo:text-transform="none" style:text-position="0% 100%" style:text-underline-style="none" officeooo:rsid="017c1c12"/>
    </style:style>
    <style:style style:name="T26" style:family="text">
      <style:text-properties officeooo:rsid="01097081"/>
    </style:style>
    <style:style style:name="T27" style:family="text">
      <style:text-properties fo:font-weight="bold" officeooo:rsid="010e9cd6" style:font-weight-asian="bold" style:font-weight-complex="bold"/>
    </style:style>
    <style:style style:name="T28" style:family="text">
      <style:text-properties fo:font-weight="bold" officeooo:rsid="0157eac2" style:font-weight-asian="bold" style:font-weight-complex="bold"/>
    </style:style>
    <style:style style:name="T29" style:family="text">
      <style:text-properties fo:font-weight="bold" officeooo:rsid="013e7b63" style:font-weight-asian="bold" style:font-weight-complex="bold"/>
    </style:style>
    <style:style style:name="T30" style:family="text">
      <style:text-properties fo:font-weight="bold" officeooo:rsid="014aa9c8" style:font-weight-asian="bold" style:font-weight-complex="bold"/>
    </style:style>
    <style:style style:name="T31" style:family="text">
      <style:text-properties fo:font-weight="bold" officeooo:rsid="0122b112" style:font-weight-asian="bold" style:font-weight-complex="bold"/>
    </style:style>
    <style:style style:name="T32" style:family="text">
      <style:text-properties officeooo:rsid="01b22fc7" fo:background-color="#ff0000" loext:char-shading-value="0"/>
    </style:style>
    <style:style style:name="T33" style:family="text">
      <style:text-properties officeooo:rsid="01b22fc7"/>
    </style:style>
    <style:style style:name="T34" style:family="text">
      <style:text-properties fo:background-color="#ff4000" loext:char-shading-value="0"/>
    </style:style>
    <style:style style:name="T35" style:family="text">
      <style:text-properties fo:font-size="12pt" officeooo:rsid="01038f15" fo:background-color="transparent" loext:char-shading-value="0" style:font-size-asian="12pt" style:font-size-complex="12pt"/>
    </style:style>
    <style:style style:name="T36" style:family="text">
      <style:text-properties fo:font-size="12pt" officeooo:rsid="01b04ab7" fo:background-color="transparent" loext:char-shading-value="0" style:font-size-asian="12pt" style:font-size-complex="12pt"/>
    </style:style>
    <style:style style:name="T37" style:family="text">
      <style:text-properties officeooo:rsid="01b389b3"/>
    </style:style>
    <style:style style:name="T38" style:family="text">
      <style:text-properties officeooo:rsid="016ab60f"/>
    </style:style>
    <style:style style:name="T39" style:family="text">
      <style:text-properties officeooo:rsid="010e9cd6"/>
    </style:style>
    <style:style style:name="T40" style:family="text">
      <style:text-properties officeooo:rsid="01463aa3"/>
    </style:style>
    <style:style style:name="T41" style:family="text">
      <style:text-properties officeooo:rsid="0157eac2"/>
    </style:style>
    <style:style style:name="T42" style:family="text">
      <style:text-properties officeooo:rsid="019b2019"/>
    </style:style>
    <style:style style:name="T43" style:family="text">
      <style:text-properties officeooo:rsid="014cc87e"/>
    </style:style>
    <style:style style:name="T44" style:family="text">
      <style:text-properties officeooo:rsid="0122b112"/>
    </style:style>
    <style:style style:name="T45" style:family="text">
      <style:text-properties fo:font-style="normal" officeooo:rsid="0231633a" style:font-style-asian="normal" style:font-style-complex="normal"/>
    </style:style>
    <style:style style:name="T46" style:family="text">
      <style:text-properties officeooo:rsid="0231633a"/>
    </style:style>
    <style:style style:name="T47" style:family="text">
      <style:text-properties style:font-name="Times New Roman" officeooo:rsid="0293e7b4" style:font-name-complex="Times New Roman2"/>
    </style:style>
    <style:style style:name="T48" style:family="text">
      <style:text-properties style:font-name="Times New Roman" officeooo:rsid="026462c2" style:font-name-complex="Times New Roman2"/>
    </style:style>
    <style:style style:name="T49" style:family="text">
      <style:text-properties style:font-name="Times New Roman" officeooo:rsid="02a37cfb" style:font-name-complex="Times New Roman2"/>
    </style:style>
    <style:style style:name="T50" style:family="text">
      <style:text-properties style:font-name="Times New Roman" officeooo:rsid="0111dc15" style:font-name-complex="Times New Roman2"/>
    </style:style>
    <style:style style:name="T51" style:family="text">
      <style:text-properties style:font-name="Times New Roman" officeooo:rsid="023f0dc0" style:font-name-complex="Times New Roman2"/>
    </style:style>
    <style:style style:name="T52" style:family="text">
      <style:text-properties style:font-name="Times New Roman" officeooo:rsid="023f3fe0" style:font-name-complex="Times New Roman2"/>
    </style:style>
    <style:style style:name="T53" style:family="text">
      <style:text-properties officeooo:rsid="0269ee27"/>
    </style:style>
    <style:style style:name="T54" style:family="text">
      <style:text-properties officeooo:rsid="02192dda"/>
    </style:style>
    <style:style style:name="T55" style:family="text">
      <style:text-properties officeooo:rsid="017f75ff"/>
    </style:style>
    <style:style style:name="T56" style:family="text">
      <style:text-properties style:font-name="Times New Roman1" fo:font-style="italic" officeooo:rsid="02c7a578" style:font-style-asian="italic" style:font-name-complex="Times New Roman2" style:font-style-complex="italic" fo:background-color="#ffffff"/>
    </style:style>
    <style:style style:name="T57" style:family="text">
      <style:text-properties style:font-name="Times New Roman1" officeooo:rsid="02c7a578" style:font-name-complex="Times New Roman2"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reference-mark-start text:name="ZOTERO_ITEM CSL_CITATION {&quot;citationID&quot;:&quot;5UddZnn9&quot;,&quot;properties&quot;:{&quot;formattedCitation&quot;:&quot;(Mottl et al., 2020)&quot;,&quot;plainCitation&quot;:&quot;(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schema&quot;:&quot;https://github.com/citation-style-language/schema/raw/master/csl-citation.json&quot;} RNDPYQGaudpmP"/>(Mottl et al., 2020)<text:reference-mark-end text:name="ZOTERO_ITEM CSL_CITATION {&quot;citationID&quot;:&quot;5UddZnn9&quot;,&quot;properties&quot;:{&quot;formattedCitation&quot;:&quot;(Mottl et al., 2020)&quot;,&quot;plainCitation&quot;:&quot;(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schema&quot;:&quot;https://github.com/citation-style-language/schema/raw/master/csl-citation.json&quot;} RNDPYQGaudpmP"/><text:span text:style-name="T1"> </text:span><text:span text:style-name="T2">stated that: </text:span><text:span text:style-name="T3">there was no negative pairwise correlations between guild abundances per plot – </text:span><text:span text:style-name="T8">weak signals of inter-guild competition and top down regulation of herbivores by predators</text:span><text:span text:style-name="T3">. Inter-guild interaction strengths. </text:span><text:span text:style-name="T8">Evidence for the bottom-up limitation of arthropod abundances through resources and less by competition and predators</text:span><text:span text:style-name="T3">.</text:span></text:p>
      <text:p text:style-name="P1"><text:span text:style-name="T3">T</text:span><text:span text:style-name="T1">heir hypothesis 1 and 4 (Resources and abiotic) predict that the covariance between herb x herb, pred x pred, and herb x pred is predicted to be positive. </text:span></text:p>
      <text:p text:style-name="P2"><text:span text:style-name="T4">“</text:span><text:span text:style-name="T1">This could be explained via the </text:span><text:span text:style-name="T6">Green World Theory</text:span><text:span text:style-name="T1">, which posits that herbivorous arthropods should be under such intense pressure from natural enemies that strong competition among them is scarce “. </text:span><text:span text:style-name="T5">It seems that herbivores, in secondary forests might be more limited by their ability to eat and assimilate plant tissue more than their enemies. This explains why the phylogenetic signal is important in case of exudates.</text:span></text:p>
      <text:p text:style-name="P2"><text:span text:style-name="T5">“The relative importance of biotic as opposed to abiotic factors tends to increase towards tropical latitudes (Schemske </text:span><text:span text:style-name="T7">et al</text:span><text:span text:style-name="T5">., </text:span><text:bookmark text:name="#ele13579-bib-0065R"/><text:a xlink:type="simple" xlink:href="https://onlinelibrary.wiley.com/doi/full/10.1111/ele.13579#ele13579-bib-0065" text:style-name="Internet_20_link" text:visited-style-name="Visited_20_Internet_20_Link">2009</text:a><text:span text:style-name="T5">). Predation by arthropods increases along both altitudinal and latitudinal gradients (Novotny </text:span><text:span text:style-name="T7">et al</text:span><text:span text:style-name="T5">., </text:span><text:bookmark text:name="#ele13579-bib-0046R"/><text:a xlink:type="simple" xlink:href="https://onlinelibrary.wiley.com/doi/full/10.1111/ele.13579#ele13579-bib-0046" text:style-name="Internet_20_link" text:visited-style-name="Visited_20_Internet_20_Link">2006</text:a><text:span text:style-name="T5">; Sam </text:span><text:span text:style-name="T7">et al</text:span><text:span text:style-name="T5">., </text:span><text:bookmark text:name="#ele13579-bib-0062R1"/><text:a xlink:type="simple" xlink:href="https://onlinelibrary.wiley.com/doi/full/10.1111/ele.13579#ele13579-bib-0062" text:style-name="Internet_20_link" text:visited-style-name="Visited_20_Internet_20_Link">2015a</text:a><text:span text:style-name="T5">; Roslin </text:span><text:span text:style-name="T7">et al</text:span><text:span text:style-name="T5">., </text:span><text:bookmark text:name="#ele13579-bib-0058R1"/><text:a xlink:type="simple" xlink:href="https://onlinelibrary.wiley.com/doi/full/10.1111/ele.13579#ele13579-bib-0058" text:style-name="Internet_20_link" text:visited-style-name="Visited_20_Internet_20_Link">2017</text:a><text:span text:style-name="T5">; Libra </text:span><text:span text:style-name="T7">et al</text:span><text:span text:style-name="T5">., </text:span><text:bookmark text:name="#ele13579-bib-0036R"/><text:a xlink:type="simple" xlink:href="https://onlinelibrary.wiley.com/doi/full/10.1111/ele.13579#ele13579-bib-0036" text:style-name="Internet_20_link" text:visited-style-name="Visited_20_Internet_20_Link">2019</text:a><text:span text:style-name="T5">), whereas predation by birds remains constant along latitude and from low to mid altitudes in the tropics, and decreases towards high altitudes (Sam </text:span><text:span text:style-name="T7">et al</text:span><text:span text:style-name="T5">., </text:span><text:bookmark text:name="#ele13579-bib-0062R"/><text:a xlink:type="simple" xlink:href="https://onlinelibrary.wiley.com/doi/full/10.1111/ele.13579#ele13579-bib-0062" text:style-name="Internet_20_link" text:visited-style-name="Visited_20_Internet_20_Link">2015a</text:a><text:span text:style-name="T5">; Roslin </text:span><text:span text:style-name="T7">et al</text:span><text:span text:style-name="T5">., </text:span><text:bookmark text:name="#ele13579-bib-0058R"/><text:a xlink:type="simple" xlink:href="https://onlinelibrary.wiley.com/doi/full/10.1111/ele.13579#ele13579-bib-0058" text:style-name="Internet_20_link" text:visited-style-name="Visited_20_Internet_20_Link">2017</text:a><text:span text:style-name="T5">). The response to harsh environmental conditions presumably leads to a universal decline in abundance and species diversity of arthropod guilds at high elevations close to the forest timberline. “</text:span></text:p>
      <text:p text:style-name="P2"><text:span text:style-name="T1">“First, it is possible that tree species at lower latitudes were under selective pressure to evolve more effective chemical defences (Rasmann and Agrawal, </text:span><text:bookmark text:name="#ele13579-bib-0055R"/><text:a xlink:type="simple" xlink:href="https://onlinelibrary.wiley.com/doi/full/10.1111/ele.13579#ele13579-bib-0055" text:style-name="Internet_20_link" text:visited-style-name="Visited_20_Internet_20_Link">2011</text:a><text:span text:style-name="T1">; Segar </text:span><text:span text:style-name="T6">et al</text:span><text:span text:style-name="T1">., </text:span><text:bookmark text:name="#ele13579-bib-0066R"/><text:a xlink:type="simple" xlink:href="https://onlinelibrary.wiley.com/doi/full/10.1111/ele.13579#ele13579-bib-0066" text:style-name="Internet_20_link" text:visited-style-name="Visited_20_Internet_20_Link">2017</text:a><text:span text:style-name="T1">; Volf </text:span><text:span text:style-name="T6">et al</text:span><text:span text:style-name="T1">., </text:span><text:bookmark text:name="#ele13579-bib-0074R"/><text:a xlink:type="simple" xlink:href="https://onlinelibrary.wiley.com/doi/full/10.1111/ele.13579#ele13579-bib-0074" text:style-name="Internet_20_link" text:visited-style-name="Visited_20_Internet_20_Link">2018</text:a><text:span text:style-name="T1">) because they generally experience more intense biotic interactions than do species at higher latitudes (but see Moles </text:span><text:span text:style-name="T6">et al</text:span><text:span text:style-name="T1">., </text:span><text:bookmark text:name="#ele13579-bib-0042R"/><text:a xlink:type="simple" xlink:href="https://onlinelibrary.wiley.com/doi/full/10.1111/ele.13579#ele13579-bib-0042" text:style-name="Internet_20_link" text:visited-style-name="Visited_20_Internet_20_Link">2011</text:a><text:span text:style-name="T1">; Moles &amp; Ollerton 2016).”</text:span></text:p>
      <text:p text:style-name="P3"/>
      <text:p text:style-name="P4">Confirming opportunistic feeding of many herbivores.</text:p>
      <text:p text:style-name="P4"/>
      <text:p text:style-name="P9">Jia2018</text:p>
      <text:p text:style-name="P5">- herbivores had larger, but non-significant impact on plant biomass and abundance</text:p>
      <text:p text:style-name="P5">- herbivores generally impose widespread to-down regulation of plant communities.</text:p>
      <text:p text:style-name="P5"/>
      <text:p text:style-name="P10"><text:span text:style-name="T34">Notes</text:span>:</text:p>
      <text:p text:style-name="P6"/>
      <text:p text:style-name="P7"><text:span text:style-name="T35"><text:s/></text:span><text:span text:style-name="T36">In an unlikely absence</text:span><text:span text:style-name="T35"> </text:span><text:span text:style-name="T36">of top-down control by predators, interactions within </text:span><text:span text:style-name="T35">herbivore community </text:span><text:span text:style-name="T36">would increase in</text:span><text:span text:style-name="T35"> importan</text:span><text:span text:style-name="T36">ce.</text:span></text:p>
      <text:p text:style-name="P11"/>
      <text:p text:style-name="P13"><text:span text:style-name="T9">In both primary and secondary tropical forests plant-herbivore interaction networks are highly specialized and vary greatly in space </text:span><text:reference-mark-start text:name="ZOTERO_ITEM CSL_CITATION {&quot;citationID&quot;:&quot;Xix7TdUy&quot;,&quot;properties&quot;:{&quot;formattedCitation&quot;:&quot;(Redmond et al., 2019)&quot;,&quot;plainCitation&quot;:&quot;(Redmond et al., 2019)&quot;,&quot;noteIndex&quot;:0},&quot;citationItems&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ljiQsdfkWl"/><text:span text:style-name="T9">(Redmond et al., 2019)</text:span><text:reference-mark-end text:name="ZOTERO_ITEM CSL_CITATION {&quot;citationID&quot;:&quot;Xix7TdUy&quot;,&quot;properties&quot;:{&quot;formattedCitation&quot;:&quot;(Redmond et al., 2019)&quot;,&quot;plainCitation&quot;:&quot;(Redmond et al., 2019)&quot;,&quot;noteIndex&quot;:0},&quot;citationItems&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ljiQsdfkWl"/><text:span text:style-name="T9">, which suggests that interaction networks are structured by general rules of community assembly, and less by classic successional processes, which result in increase in complexity. Despite that their structural properties are preserved throughout space […] and time (Villa-Galaviz, Boege, &amp; del-Val, 2012). But see (Martins, Medina, Lewinsohn, &amp; Almeida‐Neto, 2020). </text:span></text:p>
      <text:p text:style-name="P13"/>
      <text:p text:style-name="P27">Herbivore community shaped by plants:</text:p>
      <text:p text:style-name="P13"><text:reference-mark-start text:name="ZOTERO_ITEM CSL_CITATION {&quot;citationID&quot;:&quot;Xftkeg1r&quot;,&quot;properties&quot;:{&quot;formattedCitation&quot;:&quot;(Vojtech Novotny et al., 2010)&quot;,&quot;plainCitation&quot;:&quot;(Vojtech Novotny et al., 2010)&quot;,&quot;noteIndex&quot;:0},&quot;citationItems&quot;:[{&quot;id&quot;:2810,&quot;uris&quot;:[&quot;http://zotero.org/users/1954708/items/YECDWLHE&quot;],&quot;uri&quot;:[&quot;http://zotero.org/users/1954708/items/YECDWLHE&quot;],&quot;itemData&quot;:{&quot;id&quot;:2810,&quot;type&quot;:&quot;article-journal&quot;,&quot;abstract&quot;:&quot;1. The extent to which plant–herbivore feeding interactions are specialized is key to understand the processes maintaining the diversity of both tropical forest plants and their insect herbivores. However, studies documenting the full complexity of tropical plant–herbivore food webs are lacking. 2. We describe a complex, species-rich plant–herbivore food web for lowland rain forest in Papua New Guinea, resolving 6818 feeding links between 224 plant species and 1490 herbivore species drawn from 11 distinct feeding guilds. By standardizing sampling intensity and the phylogenetic diversity of focal plants, we are able to make the first rigorous and unbiased comparisons of specificity patterns across feeding guilds. 3. Specificity was highly variable among guilds, spanning almost the full range of theoretically possible values from extreme trophic generalization to monophagy. 4. We identify guilds of herbivores that are most likely to influence the composition of tropical forest vegetation through density-dependent herbivory or apparent competition. 5. We calculate that 251 herbivore species (48 of them unique) are associated with each rain forest tree species in our study site so that the ∼200 tree species coexisting in the lowland rain forest community are involved in ∼50 000 trophic interactions with ∼9600 herbivore species of insects. This is the first estimate of total herbivore and interaction number in a rain forest plant–herbivore food web. 6. A comprehensive classification of insect herbivores into 24 guilds is proposed, providing a framework for comparative analyses across ecosystems and geographical regions.&quot;,&quot;container-title&quot;:&quot;Journal of Animal Ecology&quot;,&quot;DOI&quot;:&quot;https://doi.org/10.1111/j.1365-2656.2010.01728.x&quot;,&quot;ISSN&quot;:&quot;1365-2656&quot;,&quot;issue&quot;:&quot;6&quot;,&quot;language&quot;:&quot;en&quot;,&quot;note&quot;:&quot;_eprint: https://besjournals.onlinelibrary.wiley.com/doi/pdf/10.1111/j.1365-2656.2010.01728.x&quot;,&quot;page&quot;:&quot;1193-1203&quot;,&quot;source&quot;:&quot;Wiley Online Library&quot;,&quot;title&quot;:&quot;Guild-specific patterns of species richness and host specialization in plant–herbivore food webs from a tropical forest&quot;,&quot;volume&quot;:&quot;79&quot;,&quot;author&quot;:[{&quot;family&quot;:&quot;Novotny&quot;,&quot;given&quot;:&quot;Vojtech&quot;},{&quot;family&quot;:&quot;Miller&quot;,&quot;given&quot;:&quot;Scott E.&quot;},{&quot;family&quot;:&quot;Baje&quot;,&quot;given&quot;:&quot;Leontine&quot;},{&quot;family&quot;:&quot;Balagawi&quot;,&quot;given&quot;:&quot;Solomon&quot;},{&quot;family&quot;:&quot;Basset&quot;,&quot;given&quot;:&quot;Yves&quot;},{&quot;family&quot;:&quot;Cizek&quot;,&quot;given&quot;:&quot;Lukas&quot;},{&quot;family&quot;:&quot;Craft&quot;,&quot;given&quot;:&quot;Kathleen J.&quot;},{&quot;family&quot;:&quot;Dem&quot;,&quot;given&quot;:&quot;Francesca&quot;},{&quot;family&quot;:&quot;Drew&quot;,&quot;given&quot;:&quot;Richard A. I.&quot;},{&quot;family&quot;:&quot;Hulcr&quot;,&quot;given&quot;:&quot;Jiri&quot;},{&quot;family&quot;:&quot;Leps&quot;,&quot;given&quot;:&quot;Jan&quot;},{&quot;family&quot;:&quot;Lewis&quot;,&quot;given&quot;:&quot;Owen T.&quot;},{&quot;family&quot;:&quot;Pokon&quot;,&quot;given&quot;:&quot;Rapo&quot;},{&quot;family&quot;:&quot;Stewart&quot;,&quot;given&quot;:&quot;Alan J. A.&quot;},{&quot;family&quot;:&quot;Samuelson&quot;,&quot;given&quot;:&quot;G. Allan&quot;},{&quot;family&quot;:&quot;Weiblen&quot;,&quot;given&quot;:&quot;George D.&quot;}],&quot;issued&quot;:{&quot;date-parts&quot;:[[&quot;2010&quot;]]}}}],&quot;schema&quot;:&quot;https://github.com/citation-style-language/schema/raw/master/csl-citation.json&quot;} RNDSCWV2AQB7G"/><text:span text:style-name="T10">(Vojtech Novotny et al., 2010)</text:span><text:reference-mark-end text:name="ZOTERO_ITEM CSL_CITATION {&quot;citationID&quot;:&quot;Xftkeg1r&quot;,&quot;properties&quot;:{&quot;formattedCitation&quot;:&quot;(Vojtech Novotny et al., 2010)&quot;,&quot;plainCitation&quot;:&quot;(Vojtech Novotny et al., 2010)&quot;,&quot;noteIndex&quot;:0},&quot;citationItems&quot;:[{&quot;id&quot;:2810,&quot;uris&quot;:[&quot;http://zotero.org/users/1954708/items/YECDWLHE&quot;],&quot;uri&quot;:[&quot;http://zotero.org/users/1954708/items/YECDWLHE&quot;],&quot;itemData&quot;:{&quot;id&quot;:2810,&quot;type&quot;:&quot;article-journal&quot;,&quot;abstract&quot;:&quot;1. The extent to which plant–herbivore feeding interactions are specialized is key to understand the processes maintaining the diversity of both tropical forest plants and their insect herbivores. However, studies documenting the full complexity of tropical plant–herbivore food webs are lacking. 2. We describe a complex, species-rich plant–herbivore food web for lowland rain forest in Papua New Guinea, resolving 6818 feeding links between 224 plant species and 1490 herbivore species drawn from 11 distinct feeding guilds. By standardizing sampling intensity and the phylogenetic diversity of focal plants, we are able to make the first rigorous and unbiased comparisons of specificity patterns across feeding guilds. 3. Specificity was highly variable among guilds, spanning almost the full range of theoretically possible values from extreme trophic generalization to monophagy. 4. We identify guilds of herbivores that are most likely to influence the composition of tropical forest vegetation through density-dependent herbivory or apparent competition. 5. We calculate that 251 herbivore species (48 of them unique) are associated with each rain forest tree species in our study site so that the ∼200 tree species coexisting in the lowland rain forest community are involved in ∼50 000 trophic interactions with ∼9600 herbivore species of insects. This is the first estimate of total herbivore and interaction number in a rain forest plant–herbivore food web. 6. A comprehensive classification of insect herbivores into 24 guilds is proposed, providing a framework for comparative analyses across ecosystems and geographical regions.&quot;,&quot;container-title&quot;:&quot;Journal of Animal Ecology&quot;,&quot;DOI&quot;:&quot;https://doi.org/10.1111/j.1365-2656.2010.01728.x&quot;,&quot;ISSN&quot;:&quot;1365-2656&quot;,&quot;issue&quot;:&quot;6&quot;,&quot;language&quot;:&quot;en&quot;,&quot;note&quot;:&quot;_eprint: https://besjournals.onlinelibrary.wiley.com/doi/pdf/10.1111/j.1365-2656.2010.01728.x&quot;,&quot;page&quot;:&quot;1193-1203&quot;,&quot;source&quot;:&quot;Wiley Online Library&quot;,&quot;title&quot;:&quot;Guild-specific patterns of species richness and host specialization in plant–herbivore food webs from a tropical forest&quot;,&quot;volume&quot;:&quot;79&quot;,&quot;author&quot;:[{&quot;family&quot;:&quot;Novotny&quot;,&quot;given&quot;:&quot;Vojtech&quot;},{&quot;family&quot;:&quot;Miller&quot;,&quot;given&quot;:&quot;Scott E.&quot;},{&quot;family&quot;:&quot;Baje&quot;,&quot;given&quot;:&quot;Leontine&quot;},{&quot;family&quot;:&quot;Balagawi&quot;,&quot;given&quot;:&quot;Solomon&quot;},{&quot;family&quot;:&quot;Basset&quot;,&quot;given&quot;:&quot;Yves&quot;},{&quot;family&quot;:&quot;Cizek&quot;,&quot;given&quot;:&quot;Lukas&quot;},{&quot;family&quot;:&quot;Craft&quot;,&quot;given&quot;:&quot;Kathleen J.&quot;},{&quot;family&quot;:&quot;Dem&quot;,&quot;given&quot;:&quot;Francesca&quot;},{&quot;family&quot;:&quot;Drew&quot;,&quot;given&quot;:&quot;Richard A. I.&quot;},{&quot;family&quot;:&quot;Hulcr&quot;,&quot;given&quot;:&quot;Jiri&quot;},{&quot;family&quot;:&quot;Leps&quot;,&quot;given&quot;:&quot;Jan&quot;},{&quot;family&quot;:&quot;Lewis&quot;,&quot;given&quot;:&quot;Owen T.&quot;},{&quot;family&quot;:&quot;Pokon&quot;,&quot;given&quot;:&quot;Rapo&quot;},{&quot;family&quot;:&quot;Stewart&quot;,&quot;given&quot;:&quot;Alan J. A.&quot;},{&quot;family&quot;:&quot;Samuelson&quot;,&quot;given&quot;:&quot;G. Allan&quot;},{&quot;family&quot;:&quot;Weiblen&quot;,&quot;given&quot;:&quot;George D.&quot;}],&quot;issued&quot;:{&quot;date-parts&quot;:[[&quot;2010&quot;]]}}}],&quot;schema&quot;:&quot;https://github.com/citation-style-language/schema/raw/master/csl-citation.json&quot;} RNDSCWV2AQB7G"/><text:span text:style-name="T10">We found that the phylogenetic relationships of host plants was a weak predictor of similarity of associated herbivore assemblages, as was also documented for leaf chewers by </text:span><text:bookmark text:name="#b50R"/><text:a xlink:type="simple" xlink:href="https://besjournals.onlinelibrary.wiley.com/doi/full/10.1111/j.1365-2656.2010.01728.x#b50" text:style-name="Internet_20_link" text:visited-style-name="Visited_20_Internet_20_Link"><text:span text:style-name="T10">Ødegaard, Diserud &amp; Ostbye (2005)</text:span></text:a><text:span text:style-name="T10">. This is probably because secondary chemistry and anti‐herbivore defence syndromes tend to be poorly correlated with plant phylogeny (</text:span><text:bookmark text:name="#b7R"/><text:a xlink:type="simple" xlink:href="https://besjournals.onlinelibrary.wiley.com/doi/full/10.1111/j.1365-2656.2010.01728.x#b7" text:style-name="Internet_20_link" text:visited-style-name="Visited_20_Internet_20_Link"><text:span text:style-name="T10">Becerra 1997</text:span></text:a><text:span text:style-name="T10">; </text:span><text:bookmark text:name="#b1R"/><text:a xlink:type="simple" xlink:href="https://besjournals.onlinelibrary.wiley.com/doi/full/10.1111/j.1365-2656.2010.01728.x#b1" text:style-name="Internet_20_link" text:visited-style-name="Visited_20_Internet_20_Link"><text:span text:style-name="T10">Agrawal &amp; Fishbein 2006</text:span></text:a><text:span text:style-name="T10">). </text:span></text:p>
      <text:p text:style-name="P13"/>
      <text:p text:style-name="P14"><text:soft-page-break/><text:span text:style-name="T11">Are specialists more affected than generalists?</text:span> Inraguild predation and responses of herbivores may depend on their plant specificity (Bosc, Roets, Hui, &amp; Pauw, 2018). Recently proposed synthesis, tri-trophhic interaction hypothesis adds to the above mechanism by predicting some interactive effects (Mooney et al., 2010).</text:p>
      <text:p text:style-name="P28"/>
      <text:p text:style-name="P28"><text:span text:style-name="T12">Top-down control of plants <text:s/>by herbivores</text:span><text:span text:style-name="T15">: </text:span>“how herbivores affect dominance hierarchies between plant species is scarce, more preferred species in the feeding experiments were those that increased in cover after herbivore exclusion in the field, whereas less preferred ones decreased” (Kempel et al., 2015).</text:p>
      <text:p text:style-name="P14"><text:span text:style-name="T14">L</text:span>ittle is known how generalists affect plant community composition and herbivore community itself.</text:p>
      <text:p text:style-name="P14"/>
      <text:p text:style-name="P15"><text:span text:style-name="T16">Hig</text:span><text:span text:style-name="T17">h level of herbivore specialization, based on the realized diet of caterpillars in secondary forest and pointed out to a low structural change in food web structure throughout succession and that successional optimum was not a </text:span><text:span text:style-name="T18">good</text:span><text:span text:style-name="T17"> predictor of herbivore community composition, dominance structure of herbivores change in later stages of succession </text:span><text:reference-mark-start text:name="ZOTERO_ITEM CSL_CITATION {&quot;citationID&quot;:&quot;cKTq5Q9u&quot;,&quot;properties&quot;:{&quot;formattedCitation&quot;:&quot;(Lep\\uc0\\u353{} et al., 2001; Redmond et al., 2019)&quot;,&quot;plainCitation&quot;:&quot;(Lepš et al., 2001; Redmond et al., 2019)&quot;,&quot;noteIndex&quot;:0},&quot;citationItems&quot;:[{&quot;id&quot;:2767,&quot;uris&quot;:[&quot;http://zotero.org/users/1954708/items/5XKJWRZC&quot;],&quot;uri&quot;:[&quot;http://zotero.org/users/1954708/items/5XKJWRZC&quot;],&quot;itemData&quot;:{&quot;id&quot;:2767,&quot;type&quot;:&quot;article-journal&quot;,&quot;abstract&quot;:&quot;1 The spatial distribution of 30 woody species (15 species each of Euphorbiaceae and Moraceae) and their associated leaf-chewing communities (Orthoptera, Phasmatodea, Coleoptera and Lepidoptera) were studied in coastal, riverine and rain forest habitats. A successional series, from abandoned gardens to primary forest, was examined. Host plant records for more than 27 000 insects, all verified by feeding experiments, and spatial distribution of almost 9000 plant specimens were evaluated. 2 Phylogenetic (taxonomic) relatedness of host plants explained 56% of the variability in the composition of their herbivore communities, while the ecological (distribution) similarity of plants explained only 4%. 3 The successional optimum of plant species was not an important determinant of the composition of their herbivore communities. 4 Neither plant successional optimum nor plant palatability to a generalist herbivore were correlated with the number of species, abundance or host specificity of its herbivores, nor was there a correlation between a plant’s palatability to a generalist herbivore and its successional optimum. 5 Herbivore communities became dominated increasingly by a few abundant species in later stages of succession. 6 On average, Ficus species had lower palatability and supported more species of herbivores than species of Euphorbiaceae. The abundance of herbivores and their dominance index were not significantly different between the two plant families. 7 These results contradict several previous studies of successional trends in temperate regions. Many tropical successions, however, start with pioneer trees, rather than with annual herbs, and may present a permanent and predictable habitat for insects even at the earliest stages, with no advantage for polyphagous species. Numerous pioneer trees in the tropics possess anti-herbivore defences, resulting in their low palatability to generalists, increased host specificity of herbivores, and often idiosyncratic composition of herbivore communities. Even plant traits such as species richness of their herbivores or palatability may have a phylogenetic component which should not be ignored.&quot;,&quot;container-title&quot;:&quot;Journal of Ecology&quot;,&quot;DOI&quot;:&quot;10.1046/j.1365-2745.2001.00540.x&quot;,&quot;ISSN&quot;:&quot;1365-2745&quot;,&quot;issue&quot;:&quot;2&quot;,&quot;language&quot;:&quot;en&quot;,&quot;note&quot;:&quot;_eprint: https://besjournals.onlinelibrary.wiley.com/doi/pdf/10.1046/j.1365-2745.2001.00540.x&quot;,&quot;page&quot;:&quot;186-199&quot;,&quot;source&quot;:&quot;Wiley Online Library&quot;,&quot;title&quot;:&quot;Habitat and successional status of plants in relation to the communities of their leaf-chewing herbivores in Papua New Guinea&quot;,&quot;volume&quot;:&quot;89&quot;,&quot;author&quot;:[{&quot;family&quot;:&quot;Lepš&quot;,&quot;given&quot;:&quot;Jan&quot;},{&quot;family&quot;:&quot;Novotný&quot;,&quot;given&quot;:&quot;Vojtěch&quot;},{&quot;family&quot;:&quot;Basset&quot;,&quot;given&quot;:&quot;Yves&quot;}],&quot;issued&quot;:{&quot;date-parts&quot;:[[&quot;2001&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wyUlguq6XQ"/><text:span text:style-name="T21">(Lep</text:span><text:span text:style-name="T22">š et al., 2001; Redmond et al., 2019)</text:span><text:reference-mark-end text:name="ZOTERO_ITEM CSL_CITATION {&quot;citationID&quot;:&quot;cKTq5Q9u&quot;,&quot;properties&quot;:{&quot;formattedCitation&quot;:&quot;(Lep\\uc0\\u353{} et al., 2001; Redmond et al., 2019)&quot;,&quot;plainCitation&quot;:&quot;(Lepš et al., 2001; Redmond et al., 2019)&quot;,&quot;noteIndex&quot;:0},&quot;citationItems&quot;:[{&quot;id&quot;:2767,&quot;uris&quot;:[&quot;http://zotero.org/users/1954708/items/5XKJWRZC&quot;],&quot;uri&quot;:[&quot;http://zotero.org/users/1954708/items/5XKJWRZC&quot;],&quot;itemData&quot;:{&quot;id&quot;:2767,&quot;type&quot;:&quot;article-journal&quot;,&quot;abstract&quot;:&quot;1 The spatial distribution of 30 woody species (15 species each of Euphorbiaceae and Moraceae) and their associated leaf-chewing communities (Orthoptera, Phasmatodea, Coleoptera and Lepidoptera) were studied in coastal, riverine and rain forest habitats. A successional series, from abandoned gardens to primary forest, was examined. Host plant records for more than 27 000 insects, all verified by feeding experiments, and spatial distribution of almost 9000 plant specimens were evaluated. 2 Phylogenetic (taxonomic) relatedness of host plants explained 56% of the variability in the composition of their herbivore communities, while the ecological (distribution) similarity of plants explained only 4%. 3 The successional optimum of plant species was not an important determinant of the composition of their herbivore communities. 4 Neither plant successional optimum nor plant palatability to a generalist herbivore were correlated with the number of species, abundance or host specificity of its herbivores, nor was there a correlation between a plant’s palatability to a generalist herbivore and its successional optimum. 5 Herbivore communities became dominated increasingly by a few abundant species in later stages of succession. 6 On average, Ficus species had lower palatability and supported more species of herbivores than species of Euphorbiaceae. The abundance of herbivores and their dominance index were not significantly different between the two plant families. 7 These results contradict several previous studies of successional trends in temperate regions. Many tropical successions, however, start with pioneer trees, rather than with annual herbs, and may present a permanent and predictable habitat for insects even at the earliest stages, with no advantage for polyphagous species. Numerous pioneer trees in the tropics possess anti-herbivore defences, resulting in their low palatability to generalists, increased host specificity of herbivores, and often idiosyncratic composition of herbivore communities. Even plant traits such as species richness of their herbivores or palatability may have a phylogenetic component which should not be ignored.&quot;,&quot;container-title&quot;:&quot;Journal of Ecology&quot;,&quot;DOI&quot;:&quot;10.1046/j.1365-2745.2001.00540.x&quot;,&quot;ISSN&quot;:&quot;1365-2745&quot;,&quot;issue&quot;:&quot;2&quot;,&quot;language&quot;:&quot;en&quot;,&quot;note&quot;:&quot;_eprint: https://besjournals.onlinelibrary.wiley.com/doi/pdf/10.1046/j.1365-2745.2001.00540.x&quot;,&quot;page&quot;:&quot;186-199&quot;,&quot;source&quot;:&quot;Wiley Online Library&quot;,&quot;title&quot;:&quot;Habitat and successional status of plants in relation to the communities of their leaf-chewing herbivores in Papua New Guinea&quot;,&quot;volume&quot;:&quot;89&quot;,&quot;author&quot;:[{&quot;family&quot;:&quot;Lepš&quot;,&quot;given&quot;:&quot;Jan&quot;},{&quot;family&quot;:&quot;Novotný&quot;,&quot;given&quot;:&quot;Vojtěch&quot;},{&quot;family&quot;:&quot;Basset&quot;,&quot;given&quot;:&quot;Yves&quot;}],&quot;issued&quot;:{&quot;date-parts&quot;:[[&quot;2001&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wyUlguq6XQ"/><text:span text:style-name="T19">. The above wo</text:span><text:span text:style-name="T26">rk suggested that general rules of assembly might apply in early successional plant herbivore interaction networks. Simplest model is the mass action sampling of herbivores by plants (see what is proposed in </text:span><text:reference-mark-start text:name="ZOTERO_ITEM CSL_CITATION {&quot;citationID&quot;:&quot;mnkrTuQZ&quot;,&quot;properties&quot;:{&quot;formattedCitation&quot;:&quot;(Vojtech Novotny et al., 2012)&quot;,&quot;plainCitation&quot;:&quot;(Vojtech Novotny et al., 2012)&quot;,&quot;noteIndex&quot;:0},&quot;citationItems&quot;:[{&quot;id&quot;:2788,&quot;uris&quot;:[&quot;http://zotero.org/users/1954708/items/M25K526V&quot;],&quot;uri&quot;:[&quot;http://zotero.org/users/1954708/items/M25K526V&quot;],&quot;itemData&quot;:{&quot;id&quot;:2788,&quot;type&quot;:&quot;article-journal&quot;,&quot;abstract&quot;:&quot;Classical niche theory explains the coexistence of species through their exploitation of different resources. Assemblages of herbivores coexisting on a particular plant species are thus expected to be dominated by species from host-specific guilds with narrow, coexistence-facilitating niches rather than by species from generalist guilds. Exactly the opposite pattern is observed for folivores feeding on trees in New Guinea. The least specialized mobile chewers were the most species rich, followed by the moderately specialized semiconcealed and exposed chewers. The highly specialized miners and mesophyll suckers were the least species-rich guilds. The Poisson distribution of herbivore species richness among plant species in specialized guilds and the absence of a negative correlation between species richness in different guilds on the same plant species suggest that these guilds are not saturated with species. We show that herbivore assemblages are enriched with generalists because these are more completely sampled from regional species pools. Herbivore diversity increases as a power function of plant diversity, and the rate of increase is inversely related to host specificity. The relative species diversity among guilds is thus scale dependent, as the importance of specialized guilds increases with plant diversity. Specialized insect guilds may therefore comprise a larger component of overall diversity in the tropics (where they are also poorly known taxonomically) than in the temperate zone, which has lower plant diversity.&quot;,&quot;container-title&quot;:&quot;The American Naturalist&quot;,&quot;DOI&quot;:&quot;10.1086/664082&quot;,&quot;ISSN&quot;:&quot;1537-5323&quot;,&quot;issue&quot;:&quot;3&quot;,&quot;journalAbbreviation&quot;:&quot;Am Nat&quot;,&quot;language&quot;:&quot;eng&quot;,&quot;note&quot;:&quot;PMID: 22322223&quot;,&quot;page&quot;:&quot;351-362&quot;,&quot;source&quot;:&quot;PubMed&quot;,&quot;title&quot;:&quot;Insects on plants: explaining the paradox of low diversity within specialist herbivore guilds&quot;,&quot;title-short&quot;:&quot;Insects on plants&quot;,&quot;volume&quot;:&quot;179&quot;,&quot;author&quot;:[{&quot;family&quot;:&quot;Novotny&quot;,&quot;given&quot;:&quot;Vojtech&quot;},{&quot;family&quot;:&quot;Miller&quot;,&quot;given&quot;:&quot;Scott E.&quot;},{&quot;family&quot;:&quot;Hrcek&quot;,&quot;given&quot;:&quot;Jan&quot;},{&quot;family&quot;:&quot;Baje&quot;,&quot;given&quot;:&quot;Leontine&quot;},{&quot;family&quot;:&quot;Basset&quot;,&quot;given&quot;:&quot;Yves&quot;},{&quot;family&quot;:&quot;Lewis&quot;,&quot;given&quot;:&quot;Owen T.&quot;},{&quot;family&quot;:&quot;Stewart&quot;,&quot;given&quot;:&quot;Alan J. A.&quot;},{&quot;family&quot;:&quot;Weiblen&quot;,&quot;given&quot;:&quot;George D.&quot;}],&quot;issued&quot;:{&quot;date-parts&quot;:[[&quot;2012&quot;,3]]}}}],&quot;schema&quot;:&quot;https://github.com/citation-style-language/schema/raw/master/csl-citation.json&quot;} RNDDMDp8MvYCQ"/><text:span text:style-name="T26">(Vojtech Novotny et al., 2012)</text:span><text:reference-mark-end text:name="ZOTERO_ITEM CSL_CITATION {&quot;citationID&quot;:&quot;mnkrTuQZ&quot;,&quot;properties&quot;:{&quot;formattedCitation&quot;:&quot;(Vojtech Novotny et al., 2012)&quot;,&quot;plainCitation&quot;:&quot;(Vojtech Novotny et al., 2012)&quot;,&quot;noteIndex&quot;:0},&quot;citationItems&quot;:[{&quot;id&quot;:2788,&quot;uris&quot;:[&quot;http://zotero.org/users/1954708/items/M25K526V&quot;],&quot;uri&quot;:[&quot;http://zotero.org/users/1954708/items/M25K526V&quot;],&quot;itemData&quot;:{&quot;id&quot;:2788,&quot;type&quot;:&quot;article-journal&quot;,&quot;abstract&quot;:&quot;Classical niche theory explains the coexistence of species through their exploitation of different resources. Assemblages of herbivores coexisting on a particular plant species are thus expected to be dominated by species from host-specific guilds with narrow, coexistence-facilitating niches rather than by species from generalist guilds. Exactly the opposite pattern is observed for folivores feeding on trees in New Guinea. The least specialized mobile chewers were the most species rich, followed by the moderately specialized semiconcealed and exposed chewers. The highly specialized miners and mesophyll suckers were the least species-rich guilds. The Poisson distribution of herbivore species richness among plant species in specialized guilds and the absence of a negative correlation between species richness in different guilds on the same plant species suggest that these guilds are not saturated with species. We show that herbivore assemblages are enriched with generalists because these are more completely sampled from regional species pools. Herbivore diversity increases as a power function of plant diversity, and the rate of increase is inversely related to host specificity. The relative species diversity among guilds is thus scale dependent, as the importance of specialized guilds increases with plant diversity. Specialized insect guilds may therefore comprise a larger component of overall diversity in the tropics (where they are also poorly known taxonomically) than in the temperate zone, which has lower plant diversity.&quot;,&quot;container-title&quot;:&quot;The American Naturalist&quot;,&quot;DOI&quot;:&quot;10.1086/664082&quot;,&quot;ISSN&quot;:&quot;1537-5323&quot;,&quot;issue&quot;:&quot;3&quot;,&quot;journalAbbreviation&quot;:&quot;Am Nat&quot;,&quot;language&quot;:&quot;eng&quot;,&quot;note&quot;:&quot;PMID: 22322223&quot;,&quot;page&quot;:&quot;351-362&quot;,&quot;source&quot;:&quot;PubMed&quot;,&quot;title&quot;:&quot;Insects on plants: explaining the paradox of low diversity within specialist herbivore guilds&quot;,&quot;title-short&quot;:&quot;Insects on plants&quot;,&quot;volume&quot;:&quot;179&quot;,&quot;author&quot;:[{&quot;family&quot;:&quot;Novotny&quot;,&quot;given&quot;:&quot;Vojtech&quot;},{&quot;family&quot;:&quot;Miller&quot;,&quot;given&quot;:&quot;Scott E.&quot;},{&quot;family&quot;:&quot;Hrcek&quot;,&quot;given&quot;:&quot;Jan&quot;},{&quot;family&quot;:&quot;Baje&quot;,&quot;given&quot;:&quot;Leontine&quot;},{&quot;family&quot;:&quot;Basset&quot;,&quot;given&quot;:&quot;Yves&quot;},{&quot;family&quot;:&quot;Lewis&quot;,&quot;given&quot;:&quot;Owen T.&quot;},{&quot;family&quot;:&quot;Stewart&quot;,&quot;given&quot;:&quot;Alan J. A.&quot;},{&quot;family&quot;:&quot;Weiblen&quot;,&quot;given&quot;:&quot;George D.&quot;}],&quot;issued&quot;:{&quot;date-parts&quot;:[[&quot;2012&quot;,3]]}}}],&quot;schema&quot;:&quot;https://github.com/citation-style-language/schema/raw/master/csl-citation.json&quot;} RNDDMDp8MvYCQ"/><text:span text:style-name="T26">. Despite some preferences of herbivores towards their hosts, </text:span><text:span text:style-name="T13">swithing mechanism</text:span><text:span text:style-name="T26"> could be in place and was never described despite us having a lot of observations pointing out to the fact that being generalist in a lab is not necessary reflected in the field observations. Previous exclusion experiments… However, how top predators affect abundance and correlation between herbivores hasn’t been studied yet (check for Katka’s work) and missing is correlation between intermediate predators like spiders, which were showed to be consumed by birds.</text:span></text:p>
      <text:p text:style-name="P15"/>
      <text:p text:style-name="P16"><text:span text:style-name="T32">[?]</text:span><text:span text:style-name="T33"> It has been sugested </text:span><text:reference-mark-start text:name="ZOTERO_ITEM CSL_CITATION {&quot;citationID&quot;:&quot;3uxTSRBl&quot;,&quot;properties&quot;:{&quot;formattedCitation&quot;:&quot;(Martins, Medina, Lewinsohn, &amp; Almeida\\uc0\\u8208{}Neto, 2020)&quot;,&quot;plainCitation&quot;:&quot;(Martins, Medina, Lewinsohn, &amp; Almeida‐Neto, 2020)&quot;,&quot;noteIndex&quot;:0},&quot;citationItems&quot;:[{&quot;id&quot;:2709,&quot;uris&quot;:[&quot;http://zotero.org/users/1954708/items/Q9YI8LDD&quot;],&quot;uri&quot;:[&quot;http://zotero.org/users/1954708/items/Q9YI8LDD&quot;],&quot;itemData&quot;:{&quot;id&quot;:2709,&quot;type&quot;:&quot;article-journal&quot;,&quot;abstract&quot;:&quot;The structural organization of several antagonistic networks has been demonstrated to be largely conserved through time and space even when species beta-diversity is high. This might occur either because species are replaced by others that fulfill similar network roles or because interaction probabilities are given by species relative abundances rather than by their functional traits. Alternatively, if species-specific traits are important drivers of realized interactions, any change in species composition should promote a certain degree of network structural dissimilarity. Here, we used a spatial-temporal system comprising asteraceous plants and flower head herbivores from remnants of Brazilian Cerrado to investigate whether the relationship between spatial beta-diversity of species and network structural dissimilarity changes over time. We measured species beta-diversity using Sørensen's dissimilarity index (βsor) and its components of species replacement (β-3) and richness differences (βrich). Network structural dissimilarity was estimated using three different metrics: connectance, modularity, and web asymmetry. We show that, in general, the effect of species beta-diversity on network structure was time-dependent: While some periods presented a positive relationship between spatial beta-diversity and network structural dissimilarity, others presented no significant relationship. This indicates that functionally similar species may present different turnover rates at distinct periods, and different non-exclusive processes affect plant–herbivore network organization across time. Abstract in Portuguese is available with online material.&quot;,&quot;container-title&quot;:&quot;Biotropica&quot;,&quot;DOI&quot;:&quot;10.1111/btp.12791&quot;,&quot;ISSN&quot;:&quot;1744-7429&quot;,&quot;issue&quot;:&quot;4&quot;,&quot;language&quot;:&quot;en&quot;,&quot;note&quot;:&quot;_eprint: https://onlinelibrary.wiley.com/doi/pdf/10.1111/btp.12791&quot;,&quot;page&quot;:&quot;664-674&quot;,&quot;source&quot;:&quot;Wiley Online Library&quot;,&quot;title&quot;:&quot;The effect of species composition dissimilarity on plant–herbivore network structure is not consistent over time&quot;,&quot;volume&quot;:&quot;52&quot;,&quot;author&quot;:[{&quot;family&quot;:&quot;Martins&quot;,&quot;given&quot;:&quot;Lucas Pereira&quot;},{&quot;family&quot;:&quot;Medina&quot;,&quot;given&quot;:&quot;Anderson Matos&quot;},{&quot;family&quot;:&quot;Lewinsohn&quot;,&quot;given&quot;:&quot;Thomas M.&quot;},{&quot;family&quot;:&quot;Almeida‐Neto&quot;,&quot;given&quot;:&quot;Mário&quot;}],&quot;issued&quot;:{&quot;date-parts&quot;:[[&quot;2020&quot;]]}}}],&quot;schema&quot;:&quot;https://github.com/citation-style-language/schema/raw/master/csl-citation.json&quot;} RND050nCCzfna"/><text:span text:style-name="T23">(Martins, Medina, Lewinsohn, &amp; Almeida</text:span><text:span text:style-name="T20">‐Neto, 2020)</text:span><text:reference-mark-end text:name="ZOTERO_ITEM CSL_CITATION {&quot;citationID&quot;:&quot;3uxTSRBl&quot;,&quot;properties&quot;:{&quot;formattedCitation&quot;:&quot;(Martins, Medina, Lewinsohn, &amp; Almeida\\uc0\\u8208{}Neto, 2020)&quot;,&quot;plainCitation&quot;:&quot;(Martins, Medina, Lewinsohn, &amp; Almeida‐Neto, 2020)&quot;,&quot;noteIndex&quot;:0},&quot;citationItems&quot;:[{&quot;id&quot;:2709,&quot;uris&quot;:[&quot;http://zotero.org/users/1954708/items/Q9YI8LDD&quot;],&quot;uri&quot;:[&quot;http://zotero.org/users/1954708/items/Q9YI8LDD&quot;],&quot;itemData&quot;:{&quot;id&quot;:2709,&quot;type&quot;:&quot;article-journal&quot;,&quot;abstract&quot;:&quot;The structural organization of several antagonistic networks has been demonstrated to be largely conserved through time and space even when species beta-diversity is high. This might occur either because species are replaced by others that fulfill similar network roles or because interaction probabilities are given by species relative abundances rather than by their functional traits. Alternatively, if species-specific traits are important drivers of realized interactions, any change in species composition should promote a certain degree of network structural dissimilarity. Here, we used a spatial-temporal system comprising asteraceous plants and flower head herbivores from remnants of Brazilian Cerrado to investigate whether the relationship between spatial beta-diversity of species and network structural dissimilarity changes over time. We measured species beta-diversity using Sørensen's dissimilarity index (βsor) and its components of species replacement (β-3) and richness differences (βrich). Network structural dissimilarity was estimated using three different metrics: connectance, modularity, and web asymmetry. We show that, in general, the effect of species beta-diversity on network structure was time-dependent: While some periods presented a positive relationship between spatial beta-diversity and network structural dissimilarity, others presented no significant relationship. This indicates that functionally similar species may present different turnover rates at distinct periods, and different non-exclusive processes affect plant–herbivore network organization across time. Abstract in Portuguese is available with online material.&quot;,&quot;container-title&quot;:&quot;Biotropica&quot;,&quot;DOI&quot;:&quot;10.1111/btp.12791&quot;,&quot;ISSN&quot;:&quot;1744-7429&quot;,&quot;issue&quot;:&quot;4&quot;,&quot;language&quot;:&quot;en&quot;,&quot;note&quot;:&quot;_eprint: https://onlinelibrary.wiley.com/doi/pdf/10.1111/btp.12791&quot;,&quot;page&quot;:&quot;664-674&quot;,&quot;source&quot;:&quot;Wiley Online Library&quot;,&quot;title&quot;:&quot;The effect of species composition dissimilarity on plant–herbivore network structure is not consistent over time&quot;,&quot;volume&quot;:&quot;52&quot;,&quot;author&quot;:[{&quot;family&quot;:&quot;Martins&quot;,&quot;given&quot;:&quot;Lucas Pereira&quot;},{&quot;family&quot;:&quot;Medina&quot;,&quot;given&quot;:&quot;Anderson Matos&quot;},{&quot;family&quot;:&quot;Lewinsohn&quot;,&quot;given&quot;:&quot;Thomas M.&quot;},{&quot;family&quot;:&quot;Almeida‐Neto&quot;,&quot;given&quot;:&quot;Mário&quot;}],&quot;issued&quot;:{&quot;date-parts&quot;:[[&quot;2020&quot;]]}}}],&quot;schema&quot;:&quot;https://github.com/citation-style-language/schema/raw/master/csl-citation.json&quot;} RND050nCCzfna"/><text:span text:style-name="T9"> that structural stability of plant-herbivore network may be caused by replacing species with similar functional roles in the network or because interaction probability are given by species’ relative abundances. </text:span></text:p>
      <text:p text:style-name="P16"/>
      <text:p text:style-name="P17"><text:span text:style-name="T37">Low relative abundance of intermediate predators resulted in</text:span> relatively weak effects <text:span text:style-name="T37">of vertebrate predators on</text:span> intermediate predators, herbivores and plants (Fig. 2 and Table S4). In contrast, in communities with a high relative abundance of intermediate predators (high values of ln[IP:H+]) trophic cascades were strong, with strong negative effects of vertebrate insectivores on both intermediate predators and herbivores and strong positive effects on plants” <text:s/><text:reference-mark-start text:name="ZOTERO_ITEM CSL_CITATION {&quot;citationID&quot;:&quot;6ux2Tvso&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U93UDCVcmV"/>(Mooney et al., 2010)<text:reference-mark-end text:name="ZOTERO_ITEM CSL_CITATION {&quot;citationID&quot;:&quot;6ux2Tvso&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U93UDCVcmV"/>.</text:p>
      <text:p text:style-name="P17"/>
      <text:p text:style-name="P18"><text:span text:style-name="T38">Based on characteristics of adjacent trophic levels multiple, nonexclusive hypotheses were put forward in order to predict the changes, or lack of thereof, in plant and herbivore abundances and composition. For example e</text:span><text:span text:style-name="T27">nemy free hypothesis</text:span><text:span text:style-name="T39"> (EFH) focuses on predator avoidance by herbivores and predicts that fear of predation keeps population of herbivores at specific level. </text:span><text:span text:style-name="T27">Physiological efficiency hypothesis</text:span><text:span text:style-name="T39"> assumes that specialists are better adapted to their food than generalists and utilize their hosts better (). </text:span><text:span text:style-name="T27">Slow-growth/high-mortality</text:span><text:span text:style-name="T39"> (SGHM) hypothesis predicts that “herbivore development on a poor quality host plants will be relatively slow extending the duration of juvenile phases that are the most vulnerable to natural enemies”. </text:span></text:p>
      <text:p text:style-name="P18"/>
      <text:p text:style-name="P19"><text:span text:style-name="T40">Ecological factors, especially locally, are also important in determining composition of herbivorous insect communities. Recent meta-analysis confirms that </text:span><text:span text:style-name="T28">negative correlation of richness and niche breadth</text:span><text:span text:style-name="T41"> does not hold strictly for tropical sites </text:span><text:reference-mark-start text:name="ZOTERO_ITEM CSL_CITATION {&quot;citationID&quot;:&quot;9HTwVzBF&quot;,&quot;properties&quot;:{&quot;formattedCitation&quot;:&quot;(Granot &amp; Belmaker, 2020)&quot;,&quot;plainCitation&quot;:&quot;(Granot &amp; Belmaker, 2020)&quot;,&quot;noteIndex&quot;:0},&quot;citationItems&quot;:[{&quot;id&quot;:2819,&quot;uris&quot;:[&quot;http://zotero.org/users/1954708/items/2BAVHQFT&quot;],&quot;uri&quot;:[&quot;http://zotero.org/users/1954708/items/2BAVHQFT&quot;],&quot;itemData&quot;:{&quot;id&quot;:2819,&quot;type&quot;:&quot;article-journal&quot;,&quot;abstract&quot;:&quot;Aim It is often assumed that species in richer sites are more specialized, but empirical studies show conflicting results. In the present study, we quantify the correlation between community-level niche breadth and richness. We contrast three mechanisms for gradients in niche breadth: climate, community assembly and nested interactions. First, the climatic stability within the tropics enables species to specialize, resulting in high richness. Under this scenario, we predict stronger richness–niche breadth correlations over larger latitudinal extents and when using environmental niche breadth measures (e.g., habitat). Second, in species-rich areas, biotic interactions drive species to specialize. This may yield richness–niche breadth correlations regardless of the latitudinal extent and the type of niche breadth measure examined, whether environmental or functional (e.g., diet). Third, increased richness intensifies interactions between extreme specialists and generalists. Here, we predict stronger richness–niche breadth correlations when using functional niche breadth measures. Location Global. Time period 1973–2018. Major taxa studied Many taxa. Methods We conducted a meta-analysis, with the effect size estimated as the correlation between richness and community-averaged niche breadth extracted from each study. We also examined how these correlations depend on the niche breadth measure used (environmental or functional), scale (grain and latitudinal extent), ecosystem and taxa. Results We found a strong negative correlation between richness and niche breadth, and overall, a non-significant correlation between latitude and niche breadth. The richness–niche breadth correlation was independent of the niche breadth measure used (environmental or functional). Scale, ecosystem and taxa had little effect on the strength of the correlation. Main conclusions We confirm that species in richer sites, but not necessarily in the tropics, are more specialized. This finding is not dependent on scale or on the type of niche breadth measure used. These results suggest that high richness drives community-level specialization, and thus community assembly is likely to be the major driver of niche breadth rather than climatic gradients shaping both niche breadth and richness.&quot;,&quot;container-title&quot;:&quot;Global Ecology and Biogeography&quot;,&quot;DOI&quot;:&quot;https://doi.org/10.1111/geb.13011&quot;,&quot;ISSN&quot;:&quot;1466-8238&quot;,&quot;issue&quot;:&quot;1&quot;,&quot;language&quot;:&quot;en&quot;,&quot;note&quot;:&quot;_eprint: https://onlinelibrary.wiley.com/doi/pdf/10.1111/geb.13011&quot;,&quot;page&quot;:&quot;159-170&quot;,&quot;source&quot;:&quot;Wiley Online Library&quot;,&quot;title&quot;:&quot;Niche breadth and species richness: Correlation strength, scale and mechanisms&quot;,&quot;title-short&quot;:&quot;Niche breadth and species richness&quot;,&quot;volume&quot;:&quot;29&quot;,&quot;author&quot;:[{&quot;family&quot;:&quot;Granot&quot;,&quot;given&quot;:&quot;Itai&quot;},{&quot;family&quot;:&quot;Belmaker&quot;,&quot;given&quot;:&quot;Jonathan&quot;}],&quot;issued&quot;:{&quot;date-parts&quot;:[[&quot;2020&quot;]]}}}],&quot;schema&quot;:&quot;https://github.com/citation-style-language/schema/raw/master/csl-citation.json&quot;} RNDVoCXCUfjo9"/><text:span text:style-name="T41">(Granot &amp; Belmaker, 2020)</text:span><text:reference-mark-end text:name="ZOTERO_ITEM CSL_CITATION {&quot;citationID&quot;:&quot;9HTwVzBF&quot;,&quot;properties&quot;:{&quot;formattedCitation&quot;:&quot;(Granot &amp; Belmaker, 2020)&quot;,&quot;plainCitation&quot;:&quot;(Granot &amp; Belmaker, 2020)&quot;,&quot;noteIndex&quot;:0},&quot;citationItems&quot;:[{&quot;id&quot;:2819,&quot;uris&quot;:[&quot;http://zotero.org/users/1954708/items/2BAVHQFT&quot;],&quot;uri&quot;:[&quot;http://zotero.org/users/1954708/items/2BAVHQFT&quot;],&quot;itemData&quot;:{&quot;id&quot;:2819,&quot;type&quot;:&quot;article-journal&quot;,&quot;abstract&quot;:&quot;Aim It is often assumed that species in richer sites are more specialized, but empirical studies show conflicting results. In the present study, we quantify the correlation between community-level niche breadth and richness. We contrast three mechanisms for gradients in niche breadth: climate, community assembly and nested interactions. First, the climatic stability within the tropics enables species to specialize, resulting in high richness. Under this scenario, we predict stronger richness–niche breadth correlations over larger latitudinal extents and when using environmental niche breadth measures (e.g., habitat). Second, in species-rich areas, biotic interactions drive species to specialize. This may yield richness–niche breadth correlations regardless of the latitudinal extent and the type of niche breadth measure examined, whether environmental or functional (e.g., diet). Third, increased richness intensifies interactions between extreme specialists and generalists. Here, we predict stronger richness–niche breadth correlations when using functional niche breadth measures. Location Global. Time period 1973–2018. Major taxa studied Many taxa. Methods We conducted a meta-analysis, with the effect size estimated as the correlation between richness and community-averaged niche breadth extracted from each study. We also examined how these correlations depend on the niche breadth measure used (environmental or functional), scale (grain and latitudinal extent), ecosystem and taxa. Results We found a strong negative correlation between richness and niche breadth, and overall, a non-significant correlation between latitude and niche breadth. The richness–niche breadth correlation was independent of the niche breadth measure used (environmental or functional). Scale, ecosystem and taxa had little effect on the strength of the correlation. Main conclusions We confirm that species in richer sites, but not necessarily in the tropics, are more specialized. This finding is not dependent on scale or on the type of niche breadth measure used. These results suggest that high richness drives community-level specialization, and thus community assembly is likely to be the major driver of niche breadth rather than climatic gradients shaping both niche breadth and richness.&quot;,&quot;container-title&quot;:&quot;Global Ecology and Biogeography&quot;,&quot;DOI&quot;:&quot;https://doi.org/10.1111/geb.13011&quot;,&quot;ISSN&quot;:&quot;1466-8238&quot;,&quot;issue&quot;:&quot;1&quot;,&quot;language&quot;:&quot;en&quot;,&quot;note&quot;:&quot;_eprint: https://onlinelibrary.wiley.com/doi/pdf/10.1111/geb.13011&quot;,&quot;page&quot;:&quot;159-170&quot;,&quot;source&quot;:&quot;Wiley Online Library&quot;,&quot;title&quot;:&quot;Niche breadth and species richness: Correlation strength, scale and mechanisms&quot;,&quot;title-short&quot;:&quot;Niche breadth and species richness&quot;,&quot;volume&quot;:&quot;29&quot;,&quot;author&quot;:[{&quot;family&quot;:&quot;Granot&quot;,&quot;given&quot;:&quot;Itai&quot;},{&quot;family&quot;:&quot;Belmaker&quot;,&quot;given&quot;:&quot;Jonathan&quot;}],&quot;issued&quot;:{&quot;date-parts&quot;:[[&quot;2020&quot;]]}}}],&quot;schema&quot;:&quot;https://github.com/citation-style-language/schema/raw/master/csl-citation.json&quot;} RNDVoCXCUfjo9"/><text:span text:style-name="T41">. Positive correlation… we evaluate experimentally bottom-up hypothesis. </text:span></text:p>
      <text:p text:style-name="P20"><text:soft-page-break/><text:span text:style-name="T9">Lower competition was also hypothesized by </text:span><text:span text:style-name="T29">Novotny </text:span><text:span text:style-name="T30">(where?)</text:span></text:p>
      <text:p text:style-name="P20"/>
      <text:p text:style-name="P21"><text:span text:style-name="T42">High species diversity in tropics was hypothesized to be indication of strong niche partitioning. However, in the tropics negative correlation between niche partitioning and diversity is not as clearly visible as in temperate region </text:span><text:reference-mark-start text:name="ZOTERO_ITEM CSL_CITATION {&quot;citationID&quot;:&quot;147eSFkz&quot;,&quot;properties&quot;:{&quot;formattedCitation&quot;:&quot;(Granot &amp; Belmaker, 2020)&quot;,&quot;plainCitation&quot;:&quot;(Granot &amp; Belmaker, 2020)&quot;,&quot;noteIndex&quot;:0},&quot;citationItems&quot;:[{&quot;id&quot;:2819,&quot;uris&quot;:[&quot;http://zotero.org/users/1954708/items/2BAVHQFT&quot;],&quot;uri&quot;:[&quot;http://zotero.org/users/1954708/items/2BAVHQFT&quot;],&quot;itemData&quot;:{&quot;id&quot;:2819,&quot;type&quot;:&quot;article-journal&quot;,&quot;abstract&quot;:&quot;Aim It is often assumed that species in richer sites are more specialized, but empirical studies show conflicting results. In the present study, we quantify the correlation between community-level niche breadth and richness. We contrast three mechanisms for gradients in niche breadth: climate, community assembly and nested interactions. First, the climatic stability within the tropics enables species to specialize, resulting in high richness. Under this scenario, we predict stronger richness–niche breadth correlations over larger latitudinal extents and when using environmental niche breadth measures (e.g., habitat). Second, in species-rich areas, biotic interactions drive species to specialize. This may yield richness–niche breadth correlations regardless of the latitudinal extent and the type of niche breadth measure examined, whether environmental or functional (e.g., diet). Third, increased richness intensifies interactions between extreme specialists and generalists. Here, we predict stronger richness–niche breadth correlations when using functional niche breadth measures. Location Global. Time period 1973–2018. Major taxa studied Many taxa. Methods We conducted a meta-analysis, with the effect size estimated as the correlation between richness and community-averaged niche breadth extracted from each study. We also examined how these correlations depend on the niche breadth measure used (environmental or functional), scale (grain and latitudinal extent), ecosystem and taxa. Results We found a strong negative correlation between richness and niche breadth, and overall, a non-significant correlation between latitude and niche breadth. The richness–niche breadth correlation was independent of the niche breadth measure used (environmental or functional). Scale, ecosystem and taxa had little effect on the strength of the correlation. Main conclusions We confirm that species in richer sites, but not necessarily in the tropics, are more specialized. This finding is not dependent on scale or on the type of niche breadth measure used. These results suggest that high richness drives community-level specialization, and thus community assembly is likely to be the major driver of niche breadth rather than climatic gradients shaping both niche breadth and richness.&quot;,&quot;container-title&quot;:&quot;Global Ecology and Biogeography&quot;,&quot;DOI&quot;:&quot;https://doi.org/10.1111/geb.13011&quot;,&quot;ISSN&quot;:&quot;1466-8238&quot;,&quot;issue&quot;:&quot;1&quot;,&quot;language&quot;:&quot;en&quot;,&quot;note&quot;:&quot;_eprint: https://onlinelibrary.wiley.com/doi/pdf/10.1111/geb.13011&quot;,&quot;page&quot;:&quot;159-170&quot;,&quot;source&quot;:&quot;Wiley Online Library&quot;,&quot;title&quot;:&quot;Niche breadth and species richness: Correlation strength, scale and mechanisms&quot;,&quot;title-short&quot;:&quot;Niche breadth and species richness&quot;,&quot;volume&quot;:&quot;29&quot;,&quot;author&quot;:[{&quot;family&quot;:&quot;Granot&quot;,&quot;given&quot;:&quot;Itai&quot;},{&quot;family&quot;:&quot;Belmaker&quot;,&quot;given&quot;:&quot;Jonathan&quot;}],&quot;issued&quot;:{&quot;date-parts&quot;:[[&quot;2020&quot;]]}}}],&quot;schema&quot;:&quot;https://github.com/citation-style-language/schema/raw/master/csl-citation.json&quot;} RNDRqAi2C07Io"/><text:span text:style-name="T42">(Granot &amp; Belmaker, 2020)</text:span><text:reference-mark-end text:name="ZOTERO_ITEM CSL_CITATION {&quot;citationID&quot;:&quot;147eSFkz&quot;,&quot;properties&quot;:{&quot;formattedCitation&quot;:&quot;(Granot &amp; Belmaker, 2020)&quot;,&quot;plainCitation&quot;:&quot;(Granot &amp; Belmaker, 2020)&quot;,&quot;noteIndex&quot;:0},&quot;citationItems&quot;:[{&quot;id&quot;:2819,&quot;uris&quot;:[&quot;http://zotero.org/users/1954708/items/2BAVHQFT&quot;],&quot;uri&quot;:[&quot;http://zotero.org/users/1954708/items/2BAVHQFT&quot;],&quot;itemData&quot;:{&quot;id&quot;:2819,&quot;type&quot;:&quot;article-journal&quot;,&quot;abstract&quot;:&quot;Aim It is often assumed that species in richer sites are more specialized, but empirical studies show conflicting results. In the present study, we quantify the correlation between community-level niche breadth and richness. We contrast three mechanisms for gradients in niche breadth: climate, community assembly and nested interactions. First, the climatic stability within the tropics enables species to specialize, resulting in high richness. Under this scenario, we predict stronger richness–niche breadth correlations over larger latitudinal extents and when using environmental niche breadth measures (e.g., habitat). Second, in species-rich areas, biotic interactions drive species to specialize. This may yield richness–niche breadth correlations regardless of the latitudinal extent and the type of niche breadth measure examined, whether environmental or functional (e.g., diet). Third, increased richness intensifies interactions between extreme specialists and generalists. Here, we predict stronger richness–niche breadth correlations when using functional niche breadth measures. Location Global. Time period 1973–2018. Major taxa studied Many taxa. Methods We conducted a meta-analysis, with the effect size estimated as the correlation between richness and community-averaged niche breadth extracted from each study. We also examined how these correlations depend on the niche breadth measure used (environmental or functional), scale (grain and latitudinal extent), ecosystem and taxa. Results We found a strong negative correlation between richness and niche breadth, and overall, a non-significant correlation between latitude and niche breadth. The richness–niche breadth correlation was independent of the niche breadth measure used (environmental or functional). Scale, ecosystem and taxa had little effect on the strength of the correlation. Main conclusions We confirm that species in richer sites, but not necessarily in the tropics, are more specialized. This finding is not dependent on scale or on the type of niche breadth measure used. These results suggest that high richness drives community-level specialization, and thus community assembly is likely to be the major driver of niche breadth rather than climatic gradients shaping both niche breadth and richness.&quot;,&quot;container-title&quot;:&quot;Global Ecology and Biogeography&quot;,&quot;DOI&quot;:&quot;https://doi.org/10.1111/geb.13011&quot;,&quot;ISSN&quot;:&quot;1466-8238&quot;,&quot;issue&quot;:&quot;1&quot;,&quot;language&quot;:&quot;en&quot;,&quot;note&quot;:&quot;_eprint: https://onlinelibrary.wiley.com/doi/pdf/10.1111/geb.13011&quot;,&quot;page&quot;:&quot;159-170&quot;,&quot;source&quot;:&quot;Wiley Online Library&quot;,&quot;title&quot;:&quot;Niche breadth and species richness: Correlation strength, scale and mechanisms&quot;,&quot;title-short&quot;:&quot;Niche breadth and species richness&quot;,&quot;volume&quot;:&quot;29&quot;,&quot;author&quot;:[{&quot;family&quot;:&quot;Granot&quot;,&quot;given&quot;:&quot;Itai&quot;},{&quot;family&quot;:&quot;Belmaker&quot;,&quot;given&quot;:&quot;Jonathan&quot;}],&quot;issued&quot;:{&quot;date-parts&quot;:[[&quot;2020&quot;]]}}}],&quot;schema&quot;:&quot;https://github.com/citation-style-language/schema/raw/master/csl-citation.json&quot;} RNDRqAi2C07Io"/><text:span text:style-name="T42">. In that case network modularity should increase in interaction networks (for that subset of herbivores) (Augustyn, Anderson, &amp; Ellis, 2016)</text:span></text:p>
      <text:p text:style-name="P21"/>
      <text:p text:style-name="P29"/>
      <text:p text:style-name="P22"><text:span text:style-name="T43">Expressions and strength of these factors differ from ecosystem to ecosystem resulting in apparently idiosyncratic responses when studied in isolation </text:span><text:reference-mark-start text:name="ZOTERO_ITEM CSL_CITATION {&quot;citationID&quot;:&quot;PNccFo3A&quot;,&quot;properties&quot;:{&quot;formattedCitation&quot;:&quot;(Dodonov et al., 2016)&quot;,&quot;plainCitation&quot;:&quot;(Dodonov et al., 2016)&quot;,&quot;noteIndex&quot;:0},&quot;citationItems&quot;:[{&quot;id&quot;:2828,&quot;uris&quot;:[&quot;http://zotero.org/users/1954708/items/2W6BGPE9&quot;],&quot;uri&quot;:[&quot;http://zotero.org/users/1954708/items/2W6BGPE9&quot;],&quot;itemData&quot;:{&quot;id&quot;:2828,&quot;type&quot;:&quot;article-journal&quot;,&quot;abstract&quot;:&quot;Insect herbivory has been observed to be affected by habitat loss and fragmentation, although the mechanisms by which these anthropogenic disturbances affect this process are not well understood. To aid in clarifying this issue, we assessed the relation between forest cover and leaf damage caused by herbivorous insects on a representative tropical forest understory plant family, the Rubiaceae. We measured leaf area loss of Rubiaceae plants in 20 forest sites located in the Brazilian Atlantic forest, and also tested whether variation in forest cover, abundance of insectivorous birds (predators) and of Rubiaceae plants (resources) could explain the observed variation in leaf damage. Herbivory levels varied between 2.6 and 12.5 percent leaf area lost and increased with decreasing forest cover, whereas the other explanatory variables did not provide additional explanatory power. Therefore, forest loss appears to be the main driver of changes in local herbivory, and ecological processes such as top-down and bottom-up control may not account for the deforestation-related increase in herbivory levels. Other mechanisms, for example leaf quality and/or the influence of the adjoining land uses, have to be explored in future studies.&quot;,&quot;container-title&quot;:&quot;Acta Oecologica&quot;,&quot;DOI&quot;:&quot;10.1016/j.actao.2016.10.003&quot;,&quot;ISSN&quot;:&quot;1146-609X&quot;,&quot;journalAbbreviation&quot;:&quot;Acta Oecologica&quot;,&quot;language&quot;:&quot;en&quot;,&quot;page&quot;:&quot;136-143&quot;,&quot;source&quot;:&quot;ScienceDirect&quot;,&quot;title&quot;:&quot;Forest loss increases insect herbivory levels in human-altered landscapes&quot;,&quot;volume&quot;:&quot;77&quot;,&quot;author&quot;:[{&quot;family&quot;:&quot;Dodonov&quot;,&quot;given&quot;:&quot;Pavel&quot;},{&quot;family&quot;:&quot;Morante-Filho&quot;,&quot;given&quot;:&quot;José Carlos&quot;},{&quot;family&quot;:&quot;Mariano-Neto&quot;,&quot;given&quot;:&quot;Eduardo&quot;},{&quot;family&quot;:&quot;Cazetta&quot;,&quot;given&quot;:&quot;Eliana&quot;},{&quot;family&quot;:&quot;Andrade&quot;,&quot;given&quot;:&quot;Edyla Ribeiro&quot;,&quot;dropping-particle&quot;:&quot;de&quot;},{&quot;family&quot;:&quot;Rocha-Santos&quot;,&quot;given&quot;:&quot;Larissa&quot;},{&quot;family&quot;:&quot;Inforzato&quot;,&quot;given&quot;:&quot;Igor&quot;},{&quot;family&quot;:&quot;Gomes&quot;,&quot;given&quot;:&quot;Francisco Sanches&quot;},{&quot;family&quot;:&quot;Faria&quot;,&quot;given&quot;:&quot;Deborah&quot;}],&quot;issued&quot;:{&quot;date-parts&quot;:[[&quot;2016&quot;,11,1]]}}}],&quot;schema&quot;:&quot;https://github.com/citation-style-language/schema/raw/master/csl-citation.json&quot;} RNDATcQuYs5Dh"/><text:span text:style-name="T43">(Dodonov et al., 2016)</text:span><text:reference-mark-end text:name="ZOTERO_ITEM CSL_CITATION {&quot;citationID&quot;:&quot;PNccFo3A&quot;,&quot;properties&quot;:{&quot;formattedCitation&quot;:&quot;(Dodonov et al., 2016)&quot;,&quot;plainCitation&quot;:&quot;(Dodonov et al., 2016)&quot;,&quot;noteIndex&quot;:0},&quot;citationItems&quot;:[{&quot;id&quot;:2828,&quot;uris&quot;:[&quot;http://zotero.org/users/1954708/items/2W6BGPE9&quot;],&quot;uri&quot;:[&quot;http://zotero.org/users/1954708/items/2W6BGPE9&quot;],&quot;itemData&quot;:{&quot;id&quot;:2828,&quot;type&quot;:&quot;article-journal&quot;,&quot;abstract&quot;:&quot;Insect herbivory has been observed to be affected by habitat loss and fragmentation, although the mechanisms by which these anthropogenic disturbances affect this process are not well understood. To aid in clarifying this issue, we assessed the relation between forest cover and leaf damage caused by herbivorous insects on a representative tropical forest understory plant family, the Rubiaceae. We measured leaf area loss of Rubiaceae plants in 20 forest sites located in the Brazilian Atlantic forest, and also tested whether variation in forest cover, abundance of insectivorous birds (predators) and of Rubiaceae plants (resources) could explain the observed variation in leaf damage. Herbivory levels varied between 2.6 and 12.5 percent leaf area lost and increased with decreasing forest cover, whereas the other explanatory variables did not provide additional explanatory power. Therefore, forest loss appears to be the main driver of changes in local herbivory, and ecological processes such as top-down and bottom-up control may not account for the deforestation-related increase in herbivory levels. Other mechanisms, for example leaf quality and/or the influence of the adjoining land uses, have to be explored in future studies.&quot;,&quot;container-title&quot;:&quot;Acta Oecologica&quot;,&quot;DOI&quot;:&quot;10.1016/j.actao.2016.10.003&quot;,&quot;ISSN&quot;:&quot;1146-609X&quot;,&quot;journalAbbreviation&quot;:&quot;Acta Oecologica&quot;,&quot;language&quot;:&quot;en&quot;,&quot;page&quot;:&quot;136-143&quot;,&quot;source&quot;:&quot;ScienceDirect&quot;,&quot;title&quot;:&quot;Forest loss increases insect herbivory levels in human-altered landscapes&quot;,&quot;volume&quot;:&quot;77&quot;,&quot;author&quot;:[{&quot;family&quot;:&quot;Dodonov&quot;,&quot;given&quot;:&quot;Pavel&quot;},{&quot;family&quot;:&quot;Morante-Filho&quot;,&quot;given&quot;:&quot;José Carlos&quot;},{&quot;family&quot;:&quot;Mariano-Neto&quot;,&quot;given&quot;:&quot;Eduardo&quot;},{&quot;family&quot;:&quot;Cazetta&quot;,&quot;given&quot;:&quot;Eliana&quot;},{&quot;family&quot;:&quot;Andrade&quot;,&quot;given&quot;:&quot;Edyla Ribeiro&quot;,&quot;dropping-particle&quot;:&quot;de&quot;},{&quot;family&quot;:&quot;Rocha-Santos&quot;,&quot;given&quot;:&quot;Larissa&quot;},{&quot;family&quot;:&quot;Inforzato&quot;,&quot;given&quot;:&quot;Igor&quot;},{&quot;family&quot;:&quot;Gomes&quot;,&quot;given&quot;:&quot;Francisco Sanches&quot;},{&quot;family&quot;:&quot;Faria&quot;,&quot;given&quot;:&quot;Deborah&quot;}],&quot;issued&quot;:{&quot;date-parts&quot;:[[&quot;2016&quot;,11,1]]}}}],&quot;schema&quot;:&quot;https://github.com/citation-style-language/schema/raw/master/csl-citation.json&quot;} RNDATcQuYs5Dh"/><text:span text:style-name="T43">.x</text:span></text:p>
      <text:p text:style-name="P22"/>
      <text:p text:style-name="P12">Small review of the previous work in PNG:</text:p>
      <text:p text:style-name="P23"><text:span text:style-name="T44">Phylogeny matters: </text:span><text:span text:style-name="T31">Redmond</text:span><text:span text:style-name="T44"> – herbivores are highly specialized (based on realized diet), host photogenic diversity decreased throughout the chronosequence. High phylogenetic diversity in early stages. No structural change in the network. Pioneers have high nitrogen and water content (leaf Economic Spectrum Wright et al 2004). Plants maximize growth in. This leads to a question, whether troical forest dynamics are driven solely by plants? Recent studies showed that interactions with fungi and herbivores may change ther results of plant competition (Bagchi, Szefer). However, we are still missing inforamtions from tropics, and majority of influencial theories on tri-troihic interaction were established based on observations from temperate zones. Despite, these two systems differ substantially (how, and why this would matter?). Predicted low specialisation in early succession (Novotny 1995) but Leps showed the opposite was true.</text:span></text:p>
      <text:p text:style-name="P23"/>
      <text:p text:style-name="P8">Parasites and pathogens can also modify competitive interactions and predator prey interactions (Hatcher et al. 2006). <text:span text:style-name="T46">In large numbers herbivores might have lower ability to select for protein rich diet and thus might be more prone to infections </text:span><text:span text:style-name="T45">(Insect outbreaks)</text:span></text:p>
      <text:p text:style-name="P24">Insect outbreak book: “Second, we have shown that closely related generalist species occupy unique nutritional feeding niches, which would provide a mechanism for facilitating coexistence (Behmer and Joern 2008).</text:p>
      <text:p text:style-name="P24"/>
      <text:p text:style-name="P31">(gap dynamics, intermediate disturbance)</text:p>
      <text:p text:style-name="P24"/>
      <text:p text:style-name="P26"><text:span text:style-name="T53">The strength of biotic effects is hypothesized to increase towards lower latitudes conditions allowing for cascading effects, and it was shown to be true for large predators and herbivores </text:span><text:reference-mark-start text:name="ZOTERO_ITEM CSL_CITATION {&quot;citationID&quot;:&quot;RYp9Ow6o&quot;,&quot;properties&quot;:{&quot;formattedCitation&quot;:&quot;(Tscharntke &amp; Hawkins, 2002)&quot;,&quot;plainCitation&quot;:&quot;(Tscharntke &amp; Hawkins, 2002)&quot;,&quot;noteIndex&quot;:0},&quot;citationItems&quot;:[{&quot;id&quot;:2950,&quot;uris&quot;:[&quot;http://zotero.org/users/1954708/items/3KWR9VKX&quot;],&quot;uri&quot;:[&quot;http://zotero.org/users/1954708/items/3KWR9VKX&quot;],&quot;itemData&quot;:{&quot;id&quot;:2950,&quot;type&quot;:&quot;book&quot;,&quot;abstract&quot;:&quot;The multitrophic level approach to ecology addresses the complexity of food webs much more realistically than the traditional focus on simple systems and interactions. Only in the last few decades have ecologists become interested in the nature of more complex systems including tritrophic interactions between plants, herbivores and natural enemies. Plants may directly influence the behaviour of their herbivores' natural enemies, ecological interactions between two species are often indirectly mediated by a third species, landscape structure directly affects local tritrophic interactions and below-ground food webs are vital to above-ground organisms. The relative importance of top-down effects (control by predators) and bottom-up effects (control by resources) must also be determined. These interactions are explored in this exciting volume by expert researchers from a variety of ecological fields. This book provides a much-needed synthesis of multitrophic level interactions and serves as a guide for future research for ecologists of all descriptions.&quot;,&quot;ISBN&quot;:&quot;978-0-521-79110-6&quot;,&quot;language&quot;:&quot;en&quot;,&quot;note&quot;:&quot;Google-Books-ID: IjUQNey4ns8C&quot;,&quot;number-of-pages&quot;:&quot;234&quot;,&quot;publisher&quot;:&quot;Cambridge University Press&quot;,&quot;source&quot;:&quot;Google Books&quot;,&quot;title&quot;:&quot;Multitrophic Level Interactions&quot;,&quot;author&quot;:[{&quot;family&quot;:&quot;Tscharntke&quot;,&quot;given&quot;:&quot;Teja&quot;},{&quot;family&quot;:&quot;Hawkins&quot;,&quot;given&quot;:&quot;Bradford A.&quot;}],&quot;issued&quot;:{&quot;date-parts&quot;:[[&quot;2002&quot;,3,21]]}}}],&quot;schema&quot;:&quot;https://github.com/citation-style-language/schema/raw/master/csl-citation.json&quot;} RNDHsiXUQkwTQ"/>(Tscharntke &amp; Hawkins, 2002)<text:reference-mark-end text:name="ZOTERO_ITEM CSL_CITATION {&quot;citationID&quot;:&quot;RYp9Ow6o&quot;,&quot;properties&quot;:{&quot;formattedCitation&quot;:&quot;(Tscharntke &amp; Hawkins, 2002)&quot;,&quot;plainCitation&quot;:&quot;(Tscharntke &amp; Hawkins, 2002)&quot;,&quot;noteIndex&quot;:0},&quot;citationItems&quot;:[{&quot;id&quot;:2950,&quot;uris&quot;:[&quot;http://zotero.org/users/1954708/items/3KWR9VKX&quot;],&quot;uri&quot;:[&quot;http://zotero.org/users/1954708/items/3KWR9VKX&quot;],&quot;itemData&quot;:{&quot;id&quot;:2950,&quot;type&quot;:&quot;book&quot;,&quot;abstract&quot;:&quot;The multitrophic level approach to ecology addresses the complexity of food webs much more realistically than the traditional focus on simple systems and interactions. Only in the last few decades have ecologists become interested in the nature of more complex systems including tritrophic interactions between plants, herbivores and natural enemies. Plants may directly influence the behaviour of their herbivores' natural enemies, ecological interactions between two species are often indirectly mediated by a third species, landscape structure directly affects local tritrophic interactions and below-ground food webs are vital to above-ground organisms. The relative importance of top-down effects (control by predators) and bottom-up effects (control by resources) must also be determined. These interactions are explored in this exciting volume by expert researchers from a variety of ecological fields. This book provides a much-needed synthesis of multitrophic level interactions and serves as a guide for future research for ecologists of all descriptions.&quot;,&quot;ISBN&quot;:&quot;978-0-521-79110-6&quot;,&quot;language&quot;:&quot;en&quot;,&quot;note&quot;:&quot;Google-Books-ID: IjUQNey4ns8C&quot;,&quot;number-of-pages&quot;:&quot;234&quot;,&quot;publisher&quot;:&quot;Cambridge University Press&quot;,&quot;source&quot;:&quot;Google Books&quot;,&quot;title&quot;:&quot;Multitrophic Level Interactions&quot;,&quot;author&quot;:[{&quot;family&quot;:&quot;Tscharntke&quot;,&quot;given&quot;:&quot;Teja&quot;},{&quot;family&quot;:&quot;Hawkins&quot;,&quot;given&quot;:&quot;Bradford A.&quot;}],&quot;issued&quot;:{&quot;date-parts&quot;:[[&quot;2002&quot;,3,21]]}}}],&quot;schema&quot;:&quot;https://github.com/citation-style-language/schema/raw/master/csl-citation.json&quot;} RNDHsiXUQkwTQ"/><text:span text:style-name="T54">. In temperate and tropical climatic regions we often find the presence of cascading effects of birds on plants <text:s/></text:span><text:reference-mark-start text:name="ZOTERO_ITEM CSL_CITATION {&quot;citationID&quot;:&quot;9JCQvMWF&quot;,&quot;properties&quot;:{&quot;formattedCitation&quot;:&quot;(M\\uc0\\u228{}ntyl\\uc0\\u228{}, Klemola, &amp; Laaksonen, 2011)&quot;,&quot;plainCitation&quot;:&quot;(Mäntylä, Klemola, &amp; Laaksonen, 2011)&quot;,&quot;noteIndex&quot;:0},&quot;citationItems&quot;:[{&quot;id&quot;:2880,&quot;uris&quot;:[&quot;http://zotero.org/users/1954708/items/WMLFCGXA&quot;],&quot;uri&quot;:[&quot;http://zotero.org/users/1954708/items/WMLFCGXA&quot;],&quot;itemData&quot;:{&quot;id&quot;:2880,&quot;type&quot;:&quot;article-journal&quot;,&quot;abstract&quot;:&quot;The tritrophic interactions between plants, herbivores and avian predators are complex and prone to trophic cascades. We conducted a meta-analysis of original articles that have studied birds as predators of invertebrate herbivores, to compare top-down trophic cascades with different plant responses from different environments and climatic areas. Our search found 29 suitable articles, with a total of 81 separate experimental study set-ups. The meta-analysis revealed that plants benefited from the presence of birds. A significant reduction was observed in the level of leaf damage and plant mortality. The presence of birds also positively affected the amount of plant biomass, whereas effects on plant growth were negligible. There were no differences in the effects between agricultural and natural environments. Similarly, plants performed better in all climatic areas (tropical, temperate and boreal) when birds were present. Moreover, both mature plants and saplings gained benefits from the presence of birds. Our results show that birds cause top-down trophic cascades and thus they play an integral role in ecosystems.&quot;,&quot;container-title&quot;:&quot;Oecologia&quot;,&quot;DOI&quot;:&quot;10.1007/s00442-010-1774-2&quot;,&quot;ISSN&quot;:&quot;1432-1939&quot;,&quot;issue&quot;:&quot;1&quot;,&quot;journalAbbreviation&quot;:&quot;Oecologia&quot;,&quot;language&quot;:&quot;en&quot;,&quot;page&quot;:&quot;143-151&quot;,&quot;source&quot;:&quot;Springer Link&quot;,&quot;title&quot;:&quot;Birds help plants: a meta-analysis of top-down trophic cascades caused by avian predators&quot;,&quot;title-short&quot;:&quot;Birds help plants&quot;,&quot;volume&quot;:&quot;165&quot;,&quot;author&quot;:[{&quot;family&quot;:&quot;Mäntylä&quot;,&quot;given&quot;:&quot;Elina&quot;},{&quot;family&quot;:&quot;Klemola&quot;,&quot;given&quot;:&quot;Tero&quot;},{&quot;family&quot;:&quot;Laaksonen&quot;,&quot;given&quot;:&quot;Toni&quot;}],&quot;issued&quot;:{&quot;date-parts&quot;:[[&quot;2011&quot;,1,1]]}}}],&quot;schema&quot;:&quot;https://github.com/citation-style-language/schema/raw/master/csl-citation.json&quot;} RNDimGNWbYt5a"/><text:span text:style-name="T24">(M</text:span><text:span text:style-name="T25">äntylä, Klemola, &amp; Laaksonen, 2011)</text:span><text:reference-mark-end text:name="ZOTERO_ITEM CSL_CITATION {&quot;citationID&quot;:&quot;9JCQvMWF&quot;,&quot;properties&quot;:{&quot;formattedCitation&quot;:&quot;(M\\uc0\\u228{}ntyl\\uc0\\u228{}, Klemola, &amp; Laaksonen, 2011)&quot;,&quot;plainCitation&quot;:&quot;(Mäntylä, Klemola, &amp; Laaksonen, 2011)&quot;,&quot;noteIndex&quot;:0},&quot;citationItems&quot;:[{&quot;id&quot;:2880,&quot;uris&quot;:[&quot;http://zotero.org/users/1954708/items/WMLFCGXA&quot;],&quot;uri&quot;:[&quot;http://zotero.org/users/1954708/items/WMLFCGXA&quot;],&quot;itemData&quot;:{&quot;id&quot;:2880,&quot;type&quot;:&quot;article-journal&quot;,&quot;abstract&quot;:&quot;The tritrophic interactions between plants, herbivores and avian predators are complex and prone to trophic cascades. We conducted a meta-analysis of original articles that have studied birds as predators of invertebrate herbivores, to compare top-down trophic cascades with different plant responses from different environments and climatic areas. Our search found 29 suitable articles, with a total of 81 separate experimental study set-ups. The meta-analysis revealed that plants benefited from the presence of birds. A significant reduction was observed in the level of leaf damage and plant mortality. The presence of birds also positively affected the amount of plant biomass, whereas effects on plant growth were negligible. There were no differences in the effects between agricultural and natural environments. Similarly, plants performed better in all climatic areas (tropical, temperate and boreal) when birds were present. Moreover, both mature plants and saplings gained benefits from the presence of birds. Our results show that birds cause top-down trophic cascades and thus they play an integral role in ecosystems.&quot;,&quot;container-title&quot;:&quot;Oecologia&quot;,&quot;DOI&quot;:&quot;10.1007/s00442-010-1774-2&quot;,&quot;ISSN&quot;:&quot;1432-1939&quot;,&quot;issue&quot;:&quot;1&quot;,&quot;journalAbbreviation&quot;:&quot;Oecologia&quot;,&quot;language&quot;:&quot;en&quot;,&quot;page&quot;:&quot;143-151&quot;,&quot;source&quot;:&quot;Springer Link&quot;,&quot;title&quot;:&quot;Birds help plants: a meta-analysis of top-down trophic cascades caused by avian predators&quot;,&quot;title-short&quot;:&quot;Birds help plants&quot;,&quot;volume&quot;:&quot;165&quot;,&quot;author&quot;:[{&quot;family&quot;:&quot;Mäntylä&quot;,&quot;given&quot;:&quot;Elina&quot;},{&quot;family&quot;:&quot;Klemola&quot;,&quot;given&quot;:&quot;Tero&quot;},{&quot;family&quot;:&quot;Laaksonen&quot;,&quot;given&quot;:&quot;Toni&quot;}],&quot;issued&quot;:{&quot;date-parts&quot;:[[&quot;2011&quot;,1,1]]}}}],&quot;schema&quot;:&quot;https://github.com/citation-style-language/schema/raw/master/csl-citation.json&quot;} RNDimGNWbYt5a"/><text:span text:style-name="T55">. </text:span></text:p>
      <text:p text:style-name="P25"/>
      <text:p text:style-name="P25"><text:span text:style-name="T47">I</text:span><text:span text:style-name="T48">n </text:span><text:span text:style-name="T49">early stages of </text:span><text:span text:style-name="T48">tropical forest </text:span><text:span text:style-name="T47">succession </text:span><text:span text:style-name="T49">plant communities </text:span><text:span text:style-name="T50">tend to be dominated </text:span><text:span text:style-name="T51">by</text:span><text:span text:style-name="T50"> highly specialized pioneer life-history strategy, characterized by high production and dispersal of small seeds capable of surviving in a soil seed bank, and seedlings and saplings maximizing their growth rate at the expense of anti-herbivore </text:span><text:span text:style-name="T52">defenses</text:span><text:span text:style-name="T50"> and their life-span </text:span><text:reference-mark-start text:name="ZOTERO_ITEM CSL_CITATION {&quot;citationID&quot;:&quot;1Y7LCuuU&quot;,&quot;properties&quot;:{&quot;formattedCitation&quot;:&quot;(Turner, 2001)&quot;,&quot;plainCitation&quot;:&quot;(Turner, 2001)&quot;,&quot;noteIndex&quot;:0},&quot;citationItems&quot;:[{&quot;id&quot;:2937,&quot;uris&quot;:[&quot;http://zotero.org/users/1954708/items/JTT2J4F3&quot;],&quot;uri&quot;:[&quot;http://zotero.org/users/1954708/items/JTT2J4F3&quot;],&quot;itemData&quot;:{&quot;id&quot;:2937,&quot;type&quot;:&quot;book&quot;,&quot;abstract&quot;:&quot;Our knowledge of the ecology of tropical rain-forest trees is limited, with detailed information available for perhaps only a few hundred of the many thousand of species that occur. Yet a good understanding of the trees is essential to unravelling the workings of the forest itself. This book aims to summarise contemporary understanding of the ecology of tropical rain-forest trees. The emphasis is on comparative ecology, an approach that can help to identify possible adaptive trends and evolutionary constraints and which may also lead to a workable ecological classification for tree species, conceptually simplifying the rain-forest community and making it more amenable to analysis.&quot;,&quot;collection-title&quot;:&quot;Cambridge Tropical Biology Series&quot;,&quot;event-place&quot;:&quot;Cambridge&quot;,&quot;ISBN&quot;:&quot;978-0-521-80183-6&quot;,&quot;note&quot;:&quot;DOI: 10.1017/CBO9780511542206&quot;,&quot;publisher&quot;:&quot;Cambridge University Press&quot;,&quot;publisher-place&quot;:&quot;Cambridge&quot;,&quot;source&quot;:&quot;Cambridge University Press&quot;,&quot;title&quot;:&quot;The Ecology of Trees in the Tropical Rain Forest&quot;,&quot;URL&quot;:&quot;https://www.cambridge.org/core/books/ecology-of-trees-in-the-tropical-rain-forest/C15851A6D347D17124F211A8C579CC0C&quot;,&quot;author&quot;:[{&quot;family&quot;:&quot;Turner&quot;,&quot;given&quot;:&quot;I. M.&quot;}],&quot;accessed&quot;:{&quot;date-parts&quot;:[[&quot;2020&quot;,12,4]]},&quot;issued&quot;:{&quot;date-parts&quot;:[[&quot;2001&quot;]]}}}],&quot;schema&quot;:&quot;https://github.com/citation-style-language/schema/raw/master/csl-citation.json&quot;} RNDZ3TMo9T8Bf"/><text:span text:style-name="T50">(Turner, 2001)</text:span><text:reference-mark-end text:name="ZOTERO_ITEM CSL_CITATION {&quot;citationID&quot;:&quot;1Y7LCuuU&quot;,&quot;properties&quot;:{&quot;formattedCitation&quot;:&quot;(Turner, 2001)&quot;,&quot;plainCitation&quot;:&quot;(Turner, 2001)&quot;,&quot;noteIndex&quot;:0},&quot;citationItems&quot;:[{&quot;id&quot;:2937,&quot;uris&quot;:[&quot;http://zotero.org/users/1954708/items/JTT2J4F3&quot;],&quot;uri&quot;:[&quot;http://zotero.org/users/1954708/items/JTT2J4F3&quot;],&quot;itemData&quot;:{&quot;id&quot;:2937,&quot;type&quot;:&quot;book&quot;,&quot;abstract&quot;:&quot;Our knowledge of the ecology of tropical rain-forest trees is limited, with detailed information available for perhaps only a few hundred of the many thousand of species that occur. Yet a good understanding of the trees is essential to unravelling the workings of the forest itself. This book aims to summarise contemporary understanding of the ecology of tropical rain-forest trees. The emphasis is on comparative ecology, an approach that can help to identify possible adaptive trends and evolutionary constraints and which may also lead to a workable ecological classification for tree species, conceptually simplifying the rain-forest community and making it more amenable to analysis.&quot;,&quot;collection-title&quot;:&quot;Cambridge Tropical Biology Series&quot;,&quot;event-place&quot;:&quot;Cambridge&quot;,&quot;ISBN&quot;:&quot;978-0-521-80183-6&quot;,&quot;note&quot;:&quot;DOI: 10.1017/CBO9780511542206&quot;,&quot;publisher&quot;:&quot;Cambridge University Press&quot;,&quot;publisher-place&quot;:&quot;Cambridge&quot;,&quot;source&quot;:&quot;Cambridge University Press&quot;,&quot;title&quot;:&quot;The Ecology of Trees in the Tropical Rain Forest&quot;,&quot;URL&quot;:&quot;https://www.cambridge.org/core/books/ecology-of-trees-in-the-tropical-rain-forest/C15851A6D347D17124F211A8C579CC0C&quot;,&quot;author&quot;:[{&quot;family&quot;:&quot;Turner&quot;,&quot;given&quot;:&quot;I. M.&quot;}],&quot;accessed&quot;:{&quot;date-parts&quot;:[[&quot;2020&quot;,12,4]]},&quot;issued&quot;:{&quot;date-parts&quot;:[[&quot;2001&quot;]]}}}],&quot;schema&quot;:&quot;https://github.com/citation-style-language/schema/raw/master/csl-citation.json&quot;} RNDZ3TMo9T8Bf"/><text:span text:style-name="T50">. </text:span></text:p>
      <text:p text:style-name="P25"/>
      <text:p text:style-name="P33"><text:span text:style-name="T56">Whether top-down control is relatively more important at large spatial scales in the most highly diverse tropical or warm temperate forests is still in doubt</text:span><text:span text:style-name="T57"> </text:span><text:reference-mark-start text:name="ZOTERO_ITEM CSL_CITATION {&quot;citationID&quot;:&quot;xWBTzQTs&quot;,&quot;properties&quot;:{&quot;formattedCitation&quot;:&quot;(Y. Zhang &amp; Adams, 2011)&quot;,&quot;plainCitation&quot;:&quot;(Y. Zhang &amp; Adams, 2011)&quot;,&quot;noteIndex&quot;:0},&quot;citationItems&quot;:[{&quot;id&quot;:2699,&quot;uris&quot;:[&quot;http://zotero.org/users/1954708/items/FZ75KGJE&quot;],&quot;uri&quot;:[&quot;http://zotero.org/users/1954708/items/FZ75KGJE&quot;],&quot;itemData&quot;:{&quot;id&quot;:2699,&quot;type&quot;:&quot;article-journal&quot;,&quot;abstract&quot;:&quot;1. Björkman et al. comment on Adams and Zhang’s finding of more leaf herbivory with increasing latitude, pointing out that top-down control by predators on insect herbivores might cause less herbivory in warmer regions. 2. Stronger top-down control with more plant diversity has been found mostly in systems that are less diverse overall, such as agricultural fields and grassland. Studies have also concentrated on small spatial scales. Whether top-down control is relatively more important at large spatial scales in the most highly diverse tropical or warm temperate forests is still in doubt. 3. Synthesis. The importance of top-down predator control of herbivores may vary with the system studied. Future work to understand the controls of herbivores needs to precisely monitor and compare the dynamics of individual herbivore species and their predators at a large spatial scale.&quot;,&quot;container-title&quot;:&quot;Journal of Ecology&quot;,&quot;DOI&quot;:&quot;10.1111/j.1365-2745.2010.01770.x&quot;,&quot;ISSN&quot;:&quot;1365-2745&quot;,&quot;issue&quot;:&quot;2&quot;,&quot;language&quot;:&quot;en&quot;,&quot;note&quot;:&quot;_eprint: https://besjournals.onlinelibrary.wiley.com/doi/pdf/10.1111/j.1365-2745.2010.01770.x&quot;,&quot;page&quot;:&quot;370-372&quot;,&quot;source&quot;:&quot;Wiley Online Library&quot;,&quot;title&quot;:&quot;Top-down control of herbivores varies with ecosystem types&quot;,&quot;volume&quot;:&quot;99&quot;,&quot;author&quot;:[{&quot;family&quot;:&quot;Zhang&quot;,&quot;given&quot;:&quot;Yangjian&quot;},{&quot;family&quot;:&quot;Adams&quot;,&quot;given&quot;:&quot;Jonathan&quot;}],&quot;issued&quot;:{&quot;date-parts&quot;:[[&quot;2011&quot;]]}}}],&quot;schema&quot;:&quot;https://github.com/citation-style-language/schema/raw/master/csl-citation.json&quot;} RNDDf4tyMqYzu"/><text:span text:style-name="T57">(Y. Zhang &amp; Adams, 2011)</text:span><text:reference-mark-end text:name="ZOTERO_ITEM CSL_CITATION {&quot;citationID&quot;:&quot;xWBTzQTs&quot;,&quot;properties&quot;:{&quot;formattedCitation&quot;:&quot;(Y. Zhang &amp; Adams, 2011)&quot;,&quot;plainCitation&quot;:&quot;(Y. Zhang &amp; Adams, 2011)&quot;,&quot;noteIndex&quot;:0},&quot;citationItems&quot;:[{&quot;id&quot;:2699,&quot;uris&quot;:[&quot;http://zotero.org/users/1954708/items/FZ75KGJE&quot;],&quot;uri&quot;:[&quot;http://zotero.org/users/1954708/items/FZ75KGJE&quot;],&quot;itemData&quot;:{&quot;id&quot;:2699,&quot;type&quot;:&quot;article-journal&quot;,&quot;abstract&quot;:&quot;1. Björkman et al. comment on Adams and Zhang’s finding of more leaf herbivory with increasing latitude, pointing out that top-down control by predators on insect herbivores might cause less herbivory in warmer regions. 2. Stronger top-down control with more plant diversity has been found mostly in systems that are less diverse overall, such as agricultural fields and grassland. Studies have also concentrated on small spatial scales. Whether top-down control is relatively more important at large spatial scales in the most highly diverse tropical or warm temperate forests is still in doubt. 3. Synthesis. The importance of top-down predator control of herbivores may vary with the system studied. Future work to understand the controls of herbivores needs to precisely monitor and compare the dynamics of individual herbivore species and their predators at a large spatial scale.&quot;,&quot;container-title&quot;:&quot;Journal of Ecology&quot;,&quot;DOI&quot;:&quot;10.1111/j.1365-2745.2010.01770.x&quot;,&quot;ISSN&quot;:&quot;1365-2745&quot;,&quot;issue&quot;:&quot;2&quot;,&quot;language&quot;:&quot;en&quot;,&quot;note&quot;:&quot;_eprint: https://besjournals.onlinelibrary.wiley.com/doi/pdf/10.1111/j.1365-2745.2010.01770.x&quot;,&quot;page&quot;:&quot;370-372&quot;,&quot;source&quot;:&quot;Wiley Online Library&quot;,&quot;title&quot;:&quot;Top-down control of herbivores varies with ecosystem types&quot;,&quot;volume&quot;:&quot;99&quot;,&quot;author&quot;:[{&quot;family&quot;:&quot;Zhang&quot;,&quot;given&quot;:&quot;Yangjian&quot;},{&quot;family&quot;:&quot;Adams&quot;,&quot;given&quot;:&quot;Jonathan&quot;}],&quot;issued&quot;:{&quot;date-parts&quot;:[[&quot;2011&quot;]]}}}],&quot;schema&quot;:&quot;https://github.com/citation-style-language/schema/raw/master/csl-citation.json&quot;} RNDDf4tyMqYzu"/></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8T17:27:02.037824367</meta:creation-date>
    <dc:date>2020-12-09T14:52:12.122101211</dc:date>
    <meta:editing-duration>PT11H3M30S</meta:editing-duration>
    <meta:editing-cycles>19</meta:editing-cycles>
    <meta:generator>LibreOffice/6.1.6.3$Linux_X86_64 LibreOffice_project/10$Build-3</meta:generator>
    <meta:document-statistic meta:table-count="0" meta:image-count="0" meta:object-count="0" meta:page-count="4" meta:paragraph-count="33" meta:word-count="1471" meta:character-count="10148" meta:non-whitespace-character-count="8696"/>
  </office:meta>
</office:document-meta>
</file>